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1.087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T1" style:family="text">
      <style:text-properties fo:color="#000000" style:font-name="Courier New" style:font-name-asian="Courier New" style:font-name-complex="Courier New" style:font-size-complex="5.69999980926514pt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55">
            <text:p>55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220">
            <text:p>220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715">
            <text:p>715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2002">
            <text:p>2002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5005">
            <text:p>5005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style-name="ce1" office:value-type="float" office:value="11440">
            <text:p>11440</text:p>
          </table:table-cell>
          <table:table-cell table:number-columns-repeated="2"/>
          <table:table-cell table:style-name="Default" office:value-type="string">
            <text:p>a</text:p>
          </table:table-cell>
          <table:table-cell office:value-type="string">
            <text:p>b</text:p>
          </table:table-cell>
          <table:table-cell table:number-columns-repeated="12"/>
        </table:table-row>
        <table:table-row table:style-name="ro1">
          <table:table-cell table:style-name="ce1" office:value-type="float" office:value="24310">
            <text:p>24310</text:p>
          </table:table-cell>
          <table:table-cell table:number-columns-repeated="2"/>
          <table:table-cell table:style-name="Default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style-name="ce1" office:value-type="float" office:value="48620">
            <text:p>48620</text:p>
          </table:table-cell>
          <table:table-cell table:number-columns-repeated="2"/>
          <table:table-cell table:style-name="Default" office:value-type="float" office:value="2">
            <text:p>2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I9]-[.H8]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1" office:value-type="float" office:value="92378">
            <text:p>92378</text:p>
          </table:table-cell>
          <table:table-cell table:number-columns-repeated="2"/>
          <table:table-cell table:style-name="Default" office:value-type="float" office:value="3">
            <text:p>3</text:p>
          </table:table-cell>
          <table:table-cell table:style-name="ce1" office:value-type="float" office:value="220">
            <text:p>220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[.I10]-SUM([.H8:.H9] )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style-name="ce1" office:value-type="float" office:value="167960">
            <text:p>167960</text:p>
          </table:table-cell>
          <table:table-cell table:number-columns-repeated="2"/>
          <table:table-cell table:style-name="Default" office:value-type="float" office:value="4">
            <text:p>4</text:p>
          </table:table-cell>
          <table:table-cell table:style-name="ce1" office:value-type="float" office:value="715">
            <text:p>715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formula="of:=[.I11]-SUM([.H8:.H10] )"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style-name="ce1" office:value-type="float" office:value="293930">
            <text:p>293930</text:p>
          </table:table-cell>
          <table:table-cell table:number-columns-repeated="2"/>
          <table:table-cell table:style-name="Default" office:value-type="float" office:value="5">
            <text:p>5</text:p>
          </table:table-cell>
          <table:table-cell table:style-name="ce1" office:value-type="float" office:value="2002">
            <text:p>200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formula="of:=[.I12]-SUM([.H8:.H11] )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style-name="ce1" office:value-type="float" office:value="497420">
            <text:p>497420</text:p>
          </table:table-cell>
          <table:table-cell table:number-columns-repeated="2"/>
          <table:table-cell table:style-name="Default" office:value-type="float" office:value="6">
            <text:p>6</text:p>
          </table:table-cell>
          <table:table-cell table:style-name="ce1" office:value-type="float" office:value="5005">
            <text:p>500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[.I13]-SUM([.H8:.H12] )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style-name="ce1" office:value-type="float" office:value="817190">
            <text:p>817190</text:p>
          </table:table-cell>
          <table:table-cell table:number-columns-repeated="2"/>
          <table:table-cell table:style-name="Default" office:value-type="float" office:value="7">
            <text:p>7</text:p>
          </table:table-cell>
          <table:table-cell table:style-name="ce1" office:value-type="float" office:value="11440">
            <text:p>11440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table:formula="of:=[.I14]-SUM([.H8:.H13] )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style-name="ce1" office:value-type="float" office:value="1307504">
            <text:p>1307504</text:p>
          </table:table-cell>
          <table:table-cell table:number-columns-repeated="2"/>
          <table:table-cell table:style-name="Default" office:value-type="float" office:value="8">
            <text:p>8</text:p>
          </table:table-cell>
          <table:table-cell table:style-name="ce1" office:value-type="float" office:value="24310">
            <text:p>24310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formula="of:=[.I15]-SUM([.H8:.H14] 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float" office:value="9">
            <text:p>9</text:p>
          </table:table-cell>
          <table:table-cell table:style-name="ce1" office:value-type="float" office:value="48620">
            <text:p>48620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formula="of:=[.I16]-SUM([.H8:.H15] )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float" office:value="10">
            <text:p>10</text:p>
          </table:table-cell>
          <table:table-cell table:style-name="ce1" office:value-type="float" office:value="92378">
            <text:p>92378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formula="of:=[.I17]-SUM([.H8:.H16] 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float" office:value="11">
            <text:p>11</text:p>
          </table:table-cell>
          <table:table-cell table:style-name="ce1" office:value-type="float" office:value="167960">
            <text:p>167960</text:p>
          </table:table-cell>
          <table:table-cell table:number-columns-repeated="2"/>
          <table:table-cell table:formula="of:=SUM([.H8:.H17])" office:value-type="float" office:value="55">
            <text:p>55</text:p>
          </table:table-cell>
          <table:table-cell table:number-columns-repeated="2"/>
          <table:table-cell table:formula="of:=SUM([.K8:.K17])" office:value-type="float" office:value="220">
            <text:p>22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float" office:value="12">
            <text:p>12</text:p>
          </table:table-cell>
          <table:table-cell table:style-name="ce1" office:value-type="float" office:value="293930">
            <text:p>29393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float" office:value="13">
            <text:p>13</text:p>
          </table:table-cell>
          <table:table-cell table:style-name="ce1" office:value-type="float" office:value="497420">
            <text:p>49742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float" office:value="14">
            <text:p>14</text:p>
          </table:table-cell>
          <table:table-cell table:style-name="ce1" office:value-type="float" office:value="817190">
            <text:p>81719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float" office:value="15">
            <text:p>15</text:p>
          </table:table-cell>
          <table:table-cell table:style-name="ce1" office:value-type="float" office:value="1307504">
            <text:p>130750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number-columns-repeated="11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table:formula="of:=SUM([.H23:.Q23])" office:value-type="float" office:value="10">
            <text:p>10</text:p>
          </table:table-cell>
          <table:table-cell table:formula="of:=[.H24]-SUM([.H23])" office:value-type="float" office:value="9">
            <text:p>9</text:p>
          </table:table-cell>
          <table:table-cell table:formula="of:=[.I24]-SUM([.I23])" office:value-type="float" office:value="8">
            <text:p>8</text:p>
          </table:table-cell>
          <table:table-cell table:formula="of:=[.J24]-SUM([.J23])" office:value-type="float" office:value="7">
            <text:p>7</text:p>
          </table:table-cell>
          <table:table-cell table:formula="of:=[.K24]-SUM([.K23])" office:value-type="float" office:value="6">
            <text:p>6</text:p>
          </table:table-cell>
          <table:table-cell table:formula="of:=[.L24]-SUM([.L23])" office:value-type="float" office:value="5">
            <text:p>5</text:p>
          </table:table-cell>
          <table:table-cell table:formula="of:=[.M24]-SUM([.M23])" office:value-type="float" office:value="4">
            <text:p>4</text:p>
          </table:table-cell>
          <table:table-cell table:formula="of:=[.N24]-SUM([.N23])" office:value-type="float" office:value="3">
            <text:p>3</text:p>
          </table:table-cell>
          <table:table-cell table:formula="of:=[.O24]-SUM([.O23])" office:value-type="float" office:value="2">
            <text:p>2</text:p>
          </table:table-cell>
          <table:table-cell table:formula="of:=[.P24]-SUM([.P23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3">
            <text:p>3</text:p>
          </table:table-cell>
          <table:table-cell table:formula="of:=SUM([.H24:.Q24])" office:value-type="float" office:value="55">
            <text:p>55</text:p>
          </table:table-cell>
          <table:table-cell table:formula="of:=[.H25]-SUM([.H24])" office:value-type="float" office:value="45">
            <text:p>45</text:p>
          </table:table-cell>
          <table:table-cell table:formula="of:=[.I25]-SUM([.I24])" office:value-type="float" office:value="36">
            <text:p>36</text:p>
          </table:table-cell>
          <table:table-cell table:formula="of:=[.J25]-SUM([.J24])" office:value-type="float" office:value="28">
            <text:p>28</text:p>
          </table:table-cell>
          <table:table-cell table:formula="of:=[.K25]-SUM([.K24])" office:value-type="float" office:value="21">
            <text:p>21</text:p>
          </table:table-cell>
          <table:table-cell table:formula="of:=[.L25]-SUM([.L24])" office:value-type="float" office:value="15">
            <text:p>15</text:p>
          </table:table-cell>
          <table:table-cell table:formula="of:=[.M25]-SUM([.M24])" office:value-type="float" office:value="10">
            <text:p>10</text:p>
          </table:table-cell>
          <table:table-cell table:formula="of:=[.N25]-SUM([.N24])" office:value-type="float" office:value="6">
            <text:p>6</text:p>
          </table:table-cell>
          <table:table-cell table:formula="of:=[.O25]-SUM([.O24])" office:value-type="float" office:value="3">
            <text:p>3</text:p>
          </table:table-cell>
          <table:table-cell table:formula="of:=[.P25]-SUM([.P24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{</text:p>
          </table:table-cell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0">
            <text:p>10</text:p>
          </table:table-cell>
          <table:table-cell office:value-type="string">
            <text:p>“),</text:p>
          </table:table-cell>
          <table:table-cell office:value-type="float" office:value="4">
            <text:p>4</text:p>
          </table:table-cell>
          <table:table-cell table:formula="of:=SUM([.H25:.Q25])" office:value-type="float" office:value="220">
            <text:p>220</text:p>
          </table:table-cell>
          <table:table-cell table:formula="of:=[.H26]-SUM([.H25])" office:value-type="float" office:value="165">
            <text:p>165</text:p>
          </table:table-cell>
          <table:table-cell table:formula="of:=[.I26]-SUM([.I25])" office:value-type="float" office:value="120">
            <text:p>120</text:p>
          </table:table-cell>
          <table:table-cell table:formula="of:=[.J26]-SUM([.J25])" office:value-type="float" office:value="84">
            <text:p>84</text:p>
          </table:table-cell>
          <table:table-cell table:formula="of:=[.K26]-SUM([.K25])" office:value-type="float" office:value="56">
            <text:p>56</text:p>
          </table:table-cell>
          <table:table-cell table:formula="of:=[.L26]-SUM([.L25])" office:value-type="float" office:value="35">
            <text:p>35</text:p>
          </table:table-cell>
          <table:table-cell table:formula="of:=[.M26]-SUM([.M25])" office:value-type="float" office:value="20">
            <text:p>20</text:p>
          </table:table-cell>
          <table:table-cell table:formula="of:=[.N26]-SUM([.N25])" office:value-type="float" office:value="10">
            <text:p>10</text:p>
          </table:table-cell>
          <table:table-cell table:formula="of:=[.O26]-SUM([.O25])" office:value-type="float" office:value="4">
            <text:p>4</text:p>
          </table:table-cell>
          <table:table-cell table:formula="of:=[.P26]-SUM([.P25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55">
            <text:p>55</text:p>
          </table:table-cell>
          <table:table-cell office:value-type="string">
            <text:p>“),</text:p>
          </table:table-cell>
          <table:table-cell office:value-type="float" office:value="5">
            <text:p>5</text:p>
          </table:table-cell>
          <table:table-cell table:formula="of:=SUM([.H26:.Q26])" office:value-type="float" office:value="715">
            <text:p>715</text:p>
          </table:table-cell>
          <table:table-cell table:formula="of:=[.H27]-SUM([.H26])" office:value-type="float" office:value="495">
            <text:p>495</text:p>
          </table:table-cell>
          <table:table-cell table:formula="of:=[.I27]-SUM([.I26])" office:value-type="float" office:value="330">
            <text:p>330</text:p>
          </table:table-cell>
          <table:table-cell table:formula="of:=[.J27]-SUM([.J26])" office:value-type="float" office:value="210">
            <text:p>210</text:p>
          </table:table-cell>
          <table:table-cell table:formula="of:=[.K27]-SUM([.K26])" office:value-type="float" office:value="126">
            <text:p>126</text:p>
          </table:table-cell>
          <table:table-cell table:formula="of:=[.L27]-SUM([.L26])" office:value-type="float" office:value="70">
            <text:p>70</text:p>
          </table:table-cell>
          <table:table-cell table:formula="of:=[.M27]-SUM([.M26])" office:value-type="float" office:value="35">
            <text:p>35</text:p>
          </table:table-cell>
          <table:table-cell table:formula="of:=[.N27]-SUM([.N26])" office:value-type="float" office:value="15">
            <text:p>15</text:p>
          </table:table-cell>
          <table:table-cell table:formula="of:=[.O27]-SUM([.O26])" office:value-type="float" office:value="5">
            <text:p>5</text:p>
          </table:table-cell>
          <table:table-cell table:formula="of:=[.P27]-SUM([.P26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20">
            <text:p>220</text:p>
          </table:table-cell>
          <table:table-cell office:value-type="string">
            <text:p>“),</text:p>
          </table:table-cell>
          <table:table-cell office:value-type="float" office:value="6">
            <text:p>6</text:p>
          </table:table-cell>
          <table:table-cell table:formula="of:=SUM([.H27:.Q27])" office:value-type="float" office:value="2002">
            <text:p>2002</text:p>
          </table:table-cell>
          <table:table-cell table:formula="of:=[.H28]-SUM([.H27])" office:value-type="float" office:value="1287">
            <text:p>1287</text:p>
          </table:table-cell>
          <table:table-cell table:formula="of:=[.I28]-SUM([.I27])" office:value-type="float" office:value="792">
            <text:p>792</text:p>
          </table:table-cell>
          <table:table-cell table:formula="of:=[.J28]-SUM([.J27])" office:value-type="float" office:value="462">
            <text:p>462</text:p>
          </table:table-cell>
          <table:table-cell table:formula="of:=[.K28]-SUM([.K27])" office:value-type="float" office:value="252">
            <text:p>252</text:p>
          </table:table-cell>
          <table:table-cell table:formula="of:=[.L28]-SUM([.L27])" office:value-type="float" office:value="126">
            <text:p>126</text:p>
          </table:table-cell>
          <table:table-cell table:formula="of:=[.M28]-SUM([.M27])" office:value-type="float" office:value="56">
            <text:p>56</text:p>
          </table:table-cell>
          <table:table-cell table:formula="of:=[.N28]-SUM([.N27])" office:value-type="float" office:value="21">
            <text:p>21</text:p>
          </table:table-cell>
          <table:table-cell table:formula="of:=[.O28]-SUM([.O27])" office:value-type="float" office:value="6">
            <text:p>6</text:p>
          </table:table-cell>
          <table:table-cell table:formula="of:=[.P28]-SUM([.P27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715">
            <text:p>715</text:p>
          </table:table-cell>
          <table:table-cell office:value-type="string">
            <text:p>“),</text:p>
          </table:table-cell>
          <table:table-cell office:value-type="float" office:value="7">
            <text:p>7</text:p>
          </table:table-cell>
          <table:table-cell table:formula="of:=SUM([.H28:.Q28])" office:value-type="float" office:value="5005">
            <text:p>5005</text:p>
          </table:table-cell>
          <table:table-cell table:formula="of:=[.H29]-SUM([.H28])" office:value-type="float" office:value="3003">
            <text:p>3003</text:p>
          </table:table-cell>
          <table:table-cell table:formula="of:=[.I29]-SUM([.I28])" office:value-type="float" office:value="1716">
            <text:p>1716</text:p>
          </table:table-cell>
          <table:table-cell table:formula="of:=[.J29]-SUM([.J28])" office:value-type="float" office:value="924">
            <text:p>924</text:p>
          </table:table-cell>
          <table:table-cell table:formula="of:=[.K29]-SUM([.K28])" office:value-type="float" office:value="462">
            <text:p>462</text:p>
          </table:table-cell>
          <table:table-cell table:formula="of:=[.L29]-SUM([.L28])" office:value-type="float" office:value="210">
            <text:p>210</text:p>
          </table:table-cell>
          <table:table-cell table:formula="of:=[.M29]-SUM([.M28])" office:value-type="float" office:value="84">
            <text:p>84</text:p>
          </table:table-cell>
          <table:table-cell table:formula="of:=[.N29]-SUM([.N28])" office:value-type="float" office:value="28">
            <text:p>28</text:p>
          </table:table-cell>
          <table:table-cell table:formula="of:=[.O29]-SUM([.O28])" office:value-type="float" office:value="7">
            <text:p>7</text:p>
          </table:table-cell>
          <table:table-cell table:formula="of:=[.P29]-SUM([.P28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002">
            <text:p>2002</text:p>
          </table:table-cell>
          <table:table-cell office:value-type="string">
            <text:p>“),</text:p>
          </table:table-cell>
          <table:table-cell office:value-type="float" office:value="8">
            <text:p>8</text:p>
          </table:table-cell>
          <table:table-cell table:formula="of:=SUM([.H29:.Q29])" office:value-type="float" office:value="11440">
            <text:p>11440</text:p>
          </table:table-cell>
          <table:table-cell table:formula="of:=[.H30]-SUM([.H29])" office:value-type="float" office:value="6435">
            <text:p>6435</text:p>
          </table:table-cell>
          <table:table-cell table:formula="of:=[.I30]-SUM([.I29])" office:value-type="float" office:value="3432">
            <text:p>3432</text:p>
          </table:table-cell>
          <table:table-cell table:formula="of:=[.J30]-SUM([.J29])" office:value-type="float" office:value="1716">
            <text:p>1716</text:p>
          </table:table-cell>
          <table:table-cell table:formula="of:=[.K30]-SUM([.K29])" office:value-type="float" office:value="792">
            <text:p>792</text:p>
          </table:table-cell>
          <table:table-cell table:formula="of:=[.L30]-SUM([.L29])" office:value-type="float" office:value="330">
            <text:p>330</text:p>
          </table:table-cell>
          <table:table-cell table:formula="of:=[.M30]-SUM([.M29])" office:value-type="float" office:value="120">
            <text:p>120</text:p>
          </table:table-cell>
          <table:table-cell table:formula="of:=[.N30]-SUM([.N29])" office:value-type="float" office:value="36">
            <text:p>36</text:p>
          </table:table-cell>
          <table:table-cell table:formula="of:=[.O30]-SUM([.O29])" office:value-type="float" office:value="8">
            <text:p>8</text:p>
          </table:table-cell>
          <table:table-cell table:formula="of:=[.P30]-SUM([.P29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5005">
            <text:p>5005</text:p>
          </table:table-cell>
          <table:table-cell office:value-type="string">
            <text:p>“),</text:p>
          </table:table-cell>
          <table:table-cell office:value-type="float" office:value="9">
            <text:p>9</text:p>
          </table:table-cell>
          <table:table-cell table:formula="of:=SUM([.H30:.Q30])" office:value-type="float" office:value="24310">
            <text:p>24310</text:p>
          </table:table-cell>
          <table:table-cell table:formula="of:=[.H31]-SUM([.H30])" office:value-type="float" office:value="12870">
            <text:p>12870</text:p>
          </table:table-cell>
          <table:table-cell table:formula="of:=[.I31]-SUM([.I30])" office:value-type="float" office:value="6435">
            <text:p>6435</text:p>
          </table:table-cell>
          <table:table-cell table:formula="of:=[.J31]-SUM([.J30])" office:value-type="float" office:value="3003">
            <text:p>3003</text:p>
          </table:table-cell>
          <table:table-cell table:formula="of:=[.K31]-SUM([.K30])" office:value-type="float" office:value="1287">
            <text:p>1287</text:p>
          </table:table-cell>
          <table:table-cell table:formula="of:=[.L31]-SUM([.L30])" office:value-type="float" office:value="495">
            <text:p>495</text:p>
          </table:table-cell>
          <table:table-cell table:formula="of:=[.M31]-SUM([.M30])" office:value-type="float" office:value="165">
            <text:p>165</text:p>
          </table:table-cell>
          <table:table-cell table:formula="of:=[.N31]-SUM([.N30])" office:value-type="float" office:value="45">
            <text:p>45</text:p>
          </table:table-cell>
          <table:table-cell table:formula="of:=[.O31]-SUM([.O30])" office:value-type="float" office:value="9">
            <text:p>9</text:p>
          </table:table-cell>
          <table:table-cell table:formula="of:=[.P31]-SUM([.P30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1440">
            <text:p>11440</text:p>
          </table:table-cell>
          <table:table-cell office:value-type="string">
            <text:p>“),</text:p>
          </table:table-cell>
          <table:table-cell office:value-type="float" office:value="10">
            <text:p>10</text:p>
          </table:table-cell>
          <table:table-cell table:formula="of:=SUM([.H31:.Q31])" office:value-type="float" office:value="48620">
            <text:p>48620</text:p>
          </table:table-cell>
          <table:table-cell table:formula="of:=[.H32]-SUM([.H31])" office:value-type="float" office:value="24310">
            <text:p>24310</text:p>
          </table:table-cell>
          <table:table-cell table:formula="of:=[.I32]-SUM([.I31])" office:value-type="float" office:value="11440">
            <text:p>11440</text:p>
          </table:table-cell>
          <table:table-cell table:formula="of:=[.J32]-SUM([.J31])" office:value-type="float" office:value="5005">
            <text:p>5005</text:p>
          </table:table-cell>
          <table:table-cell table:formula="of:=[.K32]-SUM([.K31])" office:value-type="float" office:value="2002">
            <text:p>2002</text:p>
          </table:table-cell>
          <table:table-cell table:formula="of:=[.L32]-SUM([.L31])" office:value-type="float" office:value="715">
            <text:p>715</text:p>
          </table:table-cell>
          <table:table-cell table:formula="of:=[.M32]-SUM([.M31])" office:value-type="float" office:value="220">
            <text:p>220</text:p>
          </table:table-cell>
          <table:table-cell table:formula="of:=[.N32]-SUM([.N31])" office:value-type="float" office:value="55">
            <text:p>55</text:p>
          </table:table-cell>
          <table:table-cell table:formula="of:=[.O32]-SUM([.O31])" office:value-type="float" office:value="10">
            <text:p>10</text:p>
          </table:table-cell>
          <table:table-cell table:formula="of:=[.P32]-SUM([.P31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4310">
            <text:p>24310</text:p>
          </table:table-cell>
          <table:table-cell office:value-type="string">
            <text:p>“),</text:p>
          </table:table-cell>
          <table:table-cell office:value-type="float" office:value="11">
            <text:p>11</text:p>
          </table:table-cell>
          <table:table-cell table:formula="of:=SUM([.H32:.Q32])" office:value-type="float" office:value="92378">
            <text:p>92378</text:p>
          </table:table-cell>
          <table:table-cell table:formula="of:=[.H33]-SUM([.H32])" office:value-type="float" office:value="43758">
            <text:p>43758</text:p>
          </table:table-cell>
          <table:table-cell table:formula="of:=[.I33]-SUM([.I32])" office:value-type="float" office:value="19448">
            <text:p>19448</text:p>
          </table:table-cell>
          <table:table-cell table:formula="of:=[.J33]-SUM([.J32])" office:value-type="float" office:value="8008">
            <text:p>8008</text:p>
          </table:table-cell>
          <table:table-cell table:formula="of:=[.K33]-SUM([.K32])" office:value-type="float" office:value="3003">
            <text:p>3003</text:p>
          </table:table-cell>
          <table:table-cell table:formula="of:=[.L33]-SUM([.L32])" office:value-type="float" office:value="1001">
            <text:p>1001</text:p>
          </table:table-cell>
          <table:table-cell table:formula="of:=[.M33]-SUM([.M32])" office:value-type="float" office:value="286">
            <text:p>286</text:p>
          </table:table-cell>
          <table:table-cell table:formula="of:=[.N33]-SUM([.N32])" office:value-type="float" office:value="66">
            <text:p>66</text:p>
          </table:table-cell>
          <table:table-cell table:formula="of:=[.O33]-SUM([.O32])" office:value-type="float" office:value="11">
            <text:p>11</text:p>
          </table:table-cell>
          <table:table-cell table:formula="of:=[.P33]-SUM([.P32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48620">
            <text:p>48620</text:p>
          </table:table-cell>
          <table:table-cell office:value-type="string">
            <text:p>“),</text:p>
          </table:table-cell>
          <table:table-cell office:value-type="float" office:value="12">
            <text:p>12</text:p>
          </table:table-cell>
          <table:table-cell table:formula="of:=SUM([.H33:.Q33])" office:value-type="float" office:value="167960">
            <text:p>167960</text:p>
          </table:table-cell>
          <table:table-cell table:formula="of:=[.H34]-SUM([.H33])" office:value-type="float" office:value="75582">
            <text:p>75582</text:p>
          </table:table-cell>
          <table:table-cell table:formula="of:=[.I34]-SUM([.I33])" office:value-type="float" office:value="31824">
            <text:p>31824</text:p>
          </table:table-cell>
          <table:table-cell table:formula="of:=[.J34]-SUM([.J33])" office:value-type="float" office:value="12376">
            <text:p>12376</text:p>
          </table:table-cell>
          <table:table-cell table:formula="of:=[.K34]-SUM([.K33])" office:value-type="float" office:value="4368">
            <text:p>4368</text:p>
          </table:table-cell>
          <table:table-cell table:formula="of:=[.L34]-SUM([.L33])" office:value-type="float" office:value="1365">
            <text:p>1365</text:p>
          </table:table-cell>
          <table:table-cell table:formula="of:=[.M34]-SUM([.M33])" office:value-type="float" office:value="364">
            <text:p>364</text:p>
          </table:table-cell>
          <table:table-cell table:formula="of:=[.N34]-SUM([.N33])" office:value-type="float" office:value="78">
            <text:p>78</text:p>
          </table:table-cell>
          <table:table-cell table:formula="of:=[.O34]-SUM([.O33])" office:value-type="float" office:value="12">
            <text:p>12</text:p>
          </table:table-cell>
          <table:table-cell table:formula="of:=[.P34]-SUM([.P33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92378">
            <text:p>92378</text:p>
          </table:table-cell>
          <table:table-cell office:value-type="string">
            <text:p>“),</text:p>
          </table:table-cell>
          <table:table-cell office:value-type="float" office:value="13">
            <text:p>13</text:p>
          </table:table-cell>
          <table:table-cell table:formula="of:=SUM([.H34:.Q34])" office:value-type="float" office:value="293930">
            <text:p>293930</text:p>
          </table:table-cell>
          <table:table-cell table:formula="of:=[.H35]-SUM([.H34])" office:value-type="float" office:value="125970">
            <text:p>125970</text:p>
          </table:table-cell>
          <table:table-cell table:formula="of:=[.I35]-SUM([.I34])" office:value-type="float" office:value="50388">
            <text:p>50388</text:p>
          </table:table-cell>
          <table:table-cell table:formula="of:=[.J35]-SUM([.J34])" office:value-type="float" office:value="18564">
            <text:p>18564</text:p>
          </table:table-cell>
          <table:table-cell table:formula="of:=[.K35]-SUM([.K34])" office:value-type="float" office:value="6188">
            <text:p>6188</text:p>
          </table:table-cell>
          <table:table-cell table:formula="of:=[.L35]-SUM([.L34])" office:value-type="float" office:value="1820">
            <text:p>1820</text:p>
          </table:table-cell>
          <table:table-cell table:formula="of:=[.M35]-SUM([.M34])" office:value-type="float" office:value="455">
            <text:p>455</text:p>
          </table:table-cell>
          <table:table-cell table:formula="of:=[.N35]-SUM([.N34])" office:value-type="float" office:value="91">
            <text:p>91</text:p>
          </table:table-cell>
          <table:table-cell table:formula="of:=[.O35]-SUM([.O34])" office:value-type="float" office:value="13">
            <text:p>13</text:p>
          </table:table-cell>
          <table:table-cell table:formula="of:=[.P35]-SUM([.P34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67960">
            <text:p>167960</text:p>
          </table:table-cell>
          <table:table-cell office:value-type="string">
            <text:p>“),</text:p>
          </table:table-cell>
          <table:table-cell office:value-type="float" office:value="14">
            <text:p>14</text:p>
          </table:table-cell>
          <table:table-cell table:formula="of:=SUM([.H35:.Q35])" office:value-type="float" office:value="497420">
            <text:p>497420</text:p>
          </table:table-cell>
          <table:table-cell table:formula="of:=[.H36]-SUM([.H35])" office:value-type="float" office:value="203490">
            <text:p>203490</text:p>
          </table:table-cell>
          <table:table-cell table:formula="of:=[.I36]-SUM([.I35])" office:value-type="float" office:value="77520">
            <text:p>77520</text:p>
          </table:table-cell>
          <table:table-cell table:formula="of:=[.J36]-SUM([.J35])" office:value-type="float" office:value="27132">
            <text:p>27132</text:p>
          </table:table-cell>
          <table:table-cell table:formula="of:=[.K36]-SUM([.K35])" office:value-type="float" office:value="8568">
            <text:p>8568</text:p>
          </table:table-cell>
          <table:table-cell table:formula="of:=[.L36]-SUM([.L35])" office:value-type="float" office:value="2380">
            <text:p>2380</text:p>
          </table:table-cell>
          <table:table-cell table:formula="of:=[.M36]-SUM([.M35])" office:value-type="float" office:value="560">
            <text:p>560</text:p>
          </table:table-cell>
          <table:table-cell table:formula="of:=[.N36]-SUM([.N35])" office:value-type="float" office:value="105">
            <text:p>105</text:p>
          </table:table-cell>
          <table:table-cell table:formula="of:=[.O36]-SUM([.O35])" office:value-type="float" office:value="14">
            <text:p>14</text:p>
          </table:table-cell>
          <table:table-cell table:formula="of:=[.P36]-SUM([.P35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93930">
            <text:p>293930</text:p>
          </table:table-cell>
          <table:table-cell office:value-type="string">
            <text:p>“),</text:p>
          </table:table-cell>
          <table:table-cell office:value-type="float" office:value="15">
            <text:p>15</text:p>
          </table:table-cell>
          <table:table-cell table:formula="of:=SUM([.H36:.Q36])" office:value-type="float" office:value="817190">
            <text:p>817190</text:p>
          </table:table-cell>
          <table:table-cell table:formula="of:=[.H37]-SUM([.H36])" office:value-type="float" office:value="319770">
            <text:p>319770</text:p>
          </table:table-cell>
          <table:table-cell table:formula="of:=[.I37]-SUM([.I36])" office:value-type="float" office:value="116280">
            <text:p>116280</text:p>
          </table:table-cell>
          <table:table-cell table:formula="of:=[.J37]-SUM([.J36])" office:value-type="float" office:value="38760">
            <text:p>38760</text:p>
          </table:table-cell>
          <table:table-cell table:formula="of:=[.K37]-SUM([.K36])" office:value-type="float" office:value="11628">
            <text:p>11628</text:p>
          </table:table-cell>
          <table:table-cell table:formula="of:=[.L37]-SUM([.L36])" office:value-type="float" office:value="3060">
            <text:p>3060</text:p>
          </table:table-cell>
          <table:table-cell table:formula="of:=[.M37]-SUM([.M36])" office:value-type="float" office:value="680">
            <text:p>680</text:p>
          </table:table-cell>
          <table:table-cell table:formula="of:=[.N37]-SUM([.N36])" office:value-type="float" office:value="120">
            <text:p>120</text:p>
          </table:table-cell>
          <table:table-cell table:formula="of:=[.O37]-SUM([.O36])" office:value-type="float" office:value="15">
            <text:p>15</text:p>
          </table:table-cell>
          <table:table-cell table:formula="of:=[.P37]-SUM([.P36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497420">
            <text:p>497420</text:p>
          </table:table-cell>
          <table:table-cell office:value-type="string">
            <text:p>“),</text:p>
          </table:table-cell>
          <table:table-cell office:value-type="float" office:value="16">
            <text:p>16</text:p>
          </table:table-cell>
          <table:table-cell table:formula="of:=SUM([.H37:.Q37])" office:value-type="float" office:value="1307504">
            <text:p>1307504</text:p>
          </table:table-cell>
          <table:table-cell table:formula="of:=[.H38]-SUM([.H37])" office:value-type="float" office:value="490314">
            <text:p>490314</text:p>
          </table:table-cell>
          <table:table-cell table:formula="of:=[.I38]-SUM([.I37])" office:value-type="float" office:value="170544">
            <text:p>170544</text:p>
          </table:table-cell>
          <table:table-cell table:formula="of:=[.J38]-SUM([.J37])" office:value-type="float" office:value="54264">
            <text:p>54264</text:p>
          </table:table-cell>
          <table:table-cell table:formula="of:=[.K38]-SUM([.K37])" office:value-type="float" office:value="15504">
            <text:p>15504</text:p>
          </table:table-cell>
          <table:table-cell table:formula="of:=[.L38]-SUM([.L37])" office:value-type="float" office:value="3876">
            <text:p>3876</text:p>
          </table:table-cell>
          <table:table-cell table:formula="of:=[.M38]-SUM([.M37])" office:value-type="float" office:value="816">
            <text:p>816</text:p>
          </table:table-cell>
          <table:table-cell table:formula="of:=[.N38]-SUM([.N37])" office:value-type="float" office:value="136">
            <text:p>136</text:p>
          </table:table-cell>
          <table:table-cell table:formula="of:=[.O38]-SUM([.O37])" office:value-type="float" office:value="16">
            <text:p>16</text:p>
          </table:table-cell>
          <table:table-cell table:formula="of:=[.P38]-SUM([.P37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817190">
            <text:p>817190</text:p>
          </table:table-cell>
          <table:table-cell office:value-type="string">
            <text:p>“),</text:p>
          </table:table-cell>
          <table:table-cell office:value-type="float" office:value="17">
            <text:p>17</text:p>
          </table:table-cell>
          <table:table-cell table:formula="of:=SUM([.H38:.Q38])" office:value-type="float" office:value="2042975">
            <text:p>2042975</text:p>
          </table:table-cell>
          <table:table-cell table:formula="of:=[.H39]-SUM([.H38])" office:value-type="float" office:value="735471">
            <text:p>735471</text:p>
          </table:table-cell>
          <table:table-cell table:formula="of:=[.I39]-SUM([.I38])" office:value-type="float" office:value="245157">
            <text:p>245157</text:p>
          </table:table-cell>
          <table:table-cell table:formula="of:=[.J39]-SUM([.J38])" office:value-type="float" office:value="74613">
            <text:p>74613</text:p>
          </table:table-cell>
          <table:table-cell table:formula="of:=[.K39]-SUM([.K38])" office:value-type="float" office:value="20349">
            <text:p>20349</text:p>
          </table:table-cell>
          <table:table-cell table:formula="of:=[.L39]-SUM([.L38])" office:value-type="float" office:value="4845">
            <text:p>4845</text:p>
          </table:table-cell>
          <table:table-cell table:formula="of:=[.M39]-SUM([.M38])" office:value-type="float" office:value="969">
            <text:p>969</text:p>
          </table:table-cell>
          <table:table-cell table:formula="of:=[.N39]-SUM([.N38])" office:value-type="float" office:value="153">
            <text:p>153</text:p>
          </table:table-cell>
          <table:table-cell table:formula="of:=[.O39]-SUM([.O38])" office:value-type="float" office:value="17">
            <text:p>17</text:p>
          </table:table-cell>
          <table:table-cell table:formula="of:=[.P39]-SUM([.P38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307504">
            <text:p>1307504</text:p>
          </table:table-cell>
          <table:table-cell office:value-type="string">
            <text:p>“),</text:p>
          </table:table-cell>
          <table:table-cell office:value-type="float" office:value="18">
            <text:p>18</text:p>
          </table:table-cell>
          <table:table-cell table:formula="of:=SUM([.H39:.Q39])" office:value-type="float" office:value="3124550">
            <text:p>3124550</text:p>
          </table:table-cell>
          <table:table-cell table:formula="of:=[.H40]-SUM([.H39])" office:value-type="float" office:value="1081575">
            <text:p>1081575</text:p>
          </table:table-cell>
          <table:table-cell table:formula="of:=[.I40]-SUM([.I39])" office:value-type="float" office:value="346104">
            <text:p>346104</text:p>
          </table:table-cell>
          <table:table-cell table:formula="of:=[.J40]-SUM([.J39])" office:value-type="float" office:value="100947">
            <text:p>100947</text:p>
          </table:table-cell>
          <table:table-cell table:formula="of:=[.K40]-SUM([.K39])" office:value-type="float" office:value="26334">
            <text:p>26334</text:p>
          </table:table-cell>
          <table:table-cell table:formula="of:=[.L40]-SUM([.L39])" office:value-type="float" office:value="5985">
            <text:p>5985</text:p>
          </table:table-cell>
          <table:table-cell table:formula="of:=[.M40]-SUM([.M39])" office:value-type="float" office:value="1140">
            <text:p>1140</text:p>
          </table:table-cell>
          <table:table-cell table:formula="of:=[.N40]-SUM([.N39])" office:value-type="float" office:value="171">
            <text:p>171</text:p>
          </table:table-cell>
          <table:table-cell table:formula="of:=[.O40]-SUM([.O39])" office:value-type="float" office:value="18">
            <text:p>18</text:p>
          </table:table-cell>
          <table:table-cell table:formula="of:=[.P40]-SUM([.P39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042975">
            <text:p>2042975</text:p>
          </table:table-cell>
          <table:table-cell office:value-type="string">
            <text:p>“),</text:p>
          </table:table-cell>
          <table:table-cell office:value-type="float" office:value="19">
            <text:p>19</text:p>
          </table:table-cell>
          <table:table-cell table:formula="of:=SUM([.H40:.Q40])" office:value-type="float" office:value="4686825">
            <text:p>4686825</text:p>
          </table:table-cell>
          <table:table-cell table:formula="of:=[.H41]-SUM([.H40])" office:value-type="float" office:value="1562275">
            <text:p>1562275</text:p>
          </table:table-cell>
          <table:table-cell table:formula="of:=[.I41]-SUM([.I40])" office:value-type="float" office:value="480700">
            <text:p>480700</text:p>
          </table:table-cell>
          <table:table-cell table:formula="of:=[.J41]-SUM([.J40])" office:value-type="float" office:value="134596">
            <text:p>134596</text:p>
          </table:table-cell>
          <table:table-cell table:formula="of:=[.K41]-SUM([.K40])" office:value-type="float" office:value="33649">
            <text:p>33649</text:p>
          </table:table-cell>
          <table:table-cell table:formula="of:=[.L41]-SUM([.L40])" office:value-type="float" office:value="7315">
            <text:p>7315</text:p>
          </table:table-cell>
          <table:table-cell table:formula="of:=[.M41]-SUM([.M40])" office:value-type="float" office:value="1330">
            <text:p>1330</text:p>
          </table:table-cell>
          <table:table-cell table:formula="of:=[.N41]-SUM([.N40])" office:value-type="float" office:value="190">
            <text:p>190</text:p>
          </table:table-cell>
          <table:table-cell table:formula="of:=[.O41]-SUM([.O40])" office:value-type="float" office:value="19">
            <text:p>19</text:p>
          </table:table-cell>
          <table:table-cell table:formula="of:=[.P41]-SUM([.P40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3124550">
            <text:p>3124550</text:p>
          </table:table-cell>
          <table:table-cell office:value-type="string">
            <text:p>“),</text:p>
          </table:table-cell>
          <table:table-cell office:value-type="float" office:value="20">
            <text:p>20</text:p>
          </table:table-cell>
          <table:table-cell table:formula="of:=SUM([.H41:.Q41])" office:value-type="float" office:value="6906900">
            <text:p>6906900</text:p>
          </table:table-cell>
          <table:table-cell table:formula="of:=[.H42]-SUM([.H41])" office:value-type="float" office:value="2220075">
            <text:p>2220075</text:p>
          </table:table-cell>
          <table:table-cell table:formula="of:=[.I42]-SUM([.I41])" office:value-type="float" office:value="657800">
            <text:p>657800</text:p>
          </table:table-cell>
          <table:table-cell table:formula="of:=[.J42]-SUM([.J41])" office:value-type="float" office:value="177100">
            <text:p>177100</text:p>
          </table:table-cell>
          <table:table-cell table:formula="of:=[.K42]-SUM([.K41])" office:value-type="float" office:value="42504">
            <text:p>42504</text:p>
          </table:table-cell>
          <table:table-cell table:formula="of:=[.L42]-SUM([.L41])" office:value-type="float" office:value="8855">
            <text:p>8855</text:p>
          </table:table-cell>
          <table:table-cell table:formula="of:=[.M42]-SUM([.M41])" office:value-type="float" office:value="1540">
            <text:p>1540</text:p>
          </table:table-cell>
          <table:table-cell table:formula="of:=[.N42]-SUM([.N41])" office:value-type="float" office:value="210">
            <text:p>210</text:p>
          </table:table-cell>
          <table:table-cell table:formula="of:=[.O42]-SUM([.O41])" office:value-type="float" office:value="20">
            <text:p>20</text:p>
          </table:table-cell>
          <table:table-cell table:formula="of:=[.P42]-SUM([.P41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4686825">
            <text:p>4686825</text:p>
          </table:table-cell>
          <table:table-cell office:value-type="string">
            <text:p>“),</text:p>
          </table:table-cell>
          <table:table-cell office:value-type="float" office:value="21">
            <text:p>21</text:p>
          </table:table-cell>
          <table:table-cell table:formula="of:=SUM([.H42:.Q42])" office:value-type="float" office:value="10015005">
            <text:p>10015005</text:p>
          </table:table-cell>
          <table:table-cell table:formula="of:=[.H43]-SUM([.H42])" office:value-type="float" office:value="3108105">
            <text:p>3108105</text:p>
          </table:table-cell>
          <table:table-cell table:formula="of:=[.I43]-SUM([.I42])" office:value-type="float" office:value="888030">
            <text:p>888030</text:p>
          </table:table-cell>
          <table:table-cell table:formula="of:=[.J43]-SUM([.J42])" office:value-type="float" office:value="230230">
            <text:p>230230</text:p>
          </table:table-cell>
          <table:table-cell table:formula="of:=[.K43]-SUM([.K42])" office:value-type="float" office:value="53130">
            <text:p>53130</text:p>
          </table:table-cell>
          <table:table-cell table:formula="of:=[.L43]-SUM([.L42])" office:value-type="float" office:value="10626">
            <text:p>10626</text:p>
          </table:table-cell>
          <table:table-cell table:formula="of:=[.M43]-SUM([.M42])" office:value-type="float" office:value="1771">
            <text:p>1771</text:p>
          </table:table-cell>
          <table:table-cell table:formula="of:=[.N43]-SUM([.N42])" office:value-type="float" office:value="231">
            <text:p>231</text:p>
          </table:table-cell>
          <table:table-cell table:formula="of:=[.O43]-SUM([.O42])" office:value-type="float" office:value="21">
            <text:p>21</text:p>
          </table:table-cell>
          <table:table-cell table:formula="of:=[.P43]-SUM([.P42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6906900">
            <text:p>6906900</text:p>
          </table:table-cell>
          <table:table-cell office:value-type="string">
            <text:p>“),</text:p>
          </table:table-cell>
          <table:table-cell office:value-type="float" office:value="22">
            <text:p>22</text:p>
          </table:table-cell>
          <table:table-cell table:formula="of:=SUM([.H43:.Q43])" office:value-type="float" office:value="14307150">
            <text:p>14307150</text:p>
          </table:table-cell>
          <table:table-cell table:formula="of:=[.H44]-SUM([.H43])" office:value-type="float" office:value="4292145">
            <text:p>4292145</text:p>
          </table:table-cell>
          <table:table-cell table:formula="of:=[.I44]-SUM([.I43])" office:value-type="float" office:value="1184040">
            <text:p>1184040</text:p>
          </table:table-cell>
          <table:table-cell table:formula="of:=[.J44]-SUM([.J43])" office:value-type="float" office:value="296010">
            <text:p>296010</text:p>
          </table:table-cell>
          <table:table-cell table:formula="of:=[.K44]-SUM([.K43])" office:value-type="float" office:value="65780">
            <text:p>65780</text:p>
          </table:table-cell>
          <table:table-cell table:formula="of:=[.L44]-SUM([.L43])" office:value-type="float" office:value="12650">
            <text:p>12650</text:p>
          </table:table-cell>
          <table:table-cell table:formula="of:=[.M44]-SUM([.M43])" office:value-type="float" office:value="2024">
            <text:p>2024</text:p>
          </table:table-cell>
          <table:table-cell table:formula="of:=[.N44]-SUM([.N43])" office:value-type="float" office:value="253">
            <text:p>253</text:p>
          </table:table-cell>
          <table:table-cell table:formula="of:=[.O44]-SUM([.O43])" office:value-type="float" office:value="22">
            <text:p>22</text:p>
          </table:table-cell>
          <table:table-cell table:formula="of:=[.P44]-SUM([.P43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0015005">
            <text:p>10015005</text:p>
          </table:table-cell>
          <table:table-cell office:value-type="string">
            <text:p>“),</text:p>
          </table:table-cell>
          <table:table-cell office:value-type="float" office:value="23">
            <text:p>23</text:p>
          </table:table-cell>
          <table:table-cell table:formula="of:=SUM([.H44:.Q44])" office:value-type="float" office:value="20160075">
            <text:p>20160075</text:p>
          </table:table-cell>
          <table:table-cell table:formula="of:=[.H45]-SUM([.H44])" office:value-type="float" office:value="5852925">
            <text:p>5852925</text:p>
          </table:table-cell>
          <table:table-cell table:formula="of:=[.I45]-SUM([.I44])" office:value-type="float" office:value="1560780">
            <text:p>1560780</text:p>
          </table:table-cell>
          <table:table-cell table:formula="of:=[.J45]-SUM([.J44])" office:value-type="float" office:value="376740">
            <text:p>376740</text:p>
          </table:table-cell>
          <table:table-cell table:formula="of:=[.K45]-SUM([.K44])" office:value-type="float" office:value="80730">
            <text:p>80730</text:p>
          </table:table-cell>
          <table:table-cell table:formula="of:=[.L45]-SUM([.L44])" office:value-type="float" office:value="14950">
            <text:p>14950</text:p>
          </table:table-cell>
          <table:table-cell table:formula="of:=[.M45]-SUM([.M44])" office:value-type="float" office:value="2300">
            <text:p>2300</text:p>
          </table:table-cell>
          <table:table-cell table:formula="of:=[.N45]-SUM([.N44])" office:value-type="float" office:value="276">
            <text:p>276</text:p>
          </table:table-cell>
          <table:table-cell table:formula="of:=[.O45]-SUM([.O44])" office:value-type="float" office:value="23">
            <text:p>23</text:p>
          </table:table-cell>
          <table:table-cell table:formula="of:=[.P45]-SUM([.P44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4307150">
            <text:p>14307150</text:p>
          </table:table-cell>
          <table:table-cell office:value-type="string">
            <text:p>“),</text:p>
          </table:table-cell>
          <table:table-cell office:value-type="float" office:value="24">
            <text:p>24</text:p>
          </table:table-cell>
          <table:table-cell table:formula="of:=SUM([.H45:.Q45])" office:value-type="float" office:value="28048800">
            <text:p>28048800</text:p>
          </table:table-cell>
          <table:table-cell table:formula="of:=[.H46]-SUM([.H45])" office:value-type="float" office:value="7888725">
            <text:p>7888725</text:p>
          </table:table-cell>
          <table:table-cell table:formula="of:=[.I46]-SUM([.I45])" office:value-type="float" office:value="2035800">
            <text:p>2035800</text:p>
          </table:table-cell>
          <table:table-cell table:formula="of:=[.J46]-SUM([.J45])" office:value-type="float" office:value="475020">
            <text:p>475020</text:p>
          </table:table-cell>
          <table:table-cell table:formula="of:=[.K46]-SUM([.K45])" office:value-type="float" office:value="98280">
            <text:p>98280</text:p>
          </table:table-cell>
          <table:table-cell table:formula="of:=[.L46]-SUM([.L45])" office:value-type="float" office:value="17550">
            <text:p>17550</text:p>
          </table:table-cell>
          <table:table-cell table:formula="of:=[.M46]-SUM([.M45])" office:value-type="float" office:value="2600">
            <text:p>2600</text:p>
          </table:table-cell>
          <table:table-cell table:formula="of:=[.N46]-SUM([.N45])" office:value-type="float" office:value="300">
            <text:p>300</text:p>
          </table:table-cell>
          <table:table-cell table:formula="of:=[.O46]-SUM([.O45])" office:value-type="float" office:value="24">
            <text:p>24</text:p>
          </table:table-cell>
          <table:table-cell table:formula="of:=[.P46]-SUM([.P45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0160075">
            <text:p>20160075</text:p>
          </table:table-cell>
          <table:table-cell office:value-type="string">
            <text:p>“),</text:p>
          </table:table-cell>
          <table:table-cell office:value-type="float" office:value="25">
            <text:p>25</text:p>
          </table:table-cell>
          <table:table-cell table:formula="of:=SUM([.H46:.Q46])" office:value-type="float" office:value="38567100">
            <text:p>38567100</text:p>
          </table:table-cell>
          <table:table-cell table:formula="of:=[.H47]-SUM([.H46])" office:value-type="float" office:value="10518300">
            <text:p>10518300</text:p>
          </table:table-cell>
          <table:table-cell table:formula="of:=[.I47]-SUM([.I46])" office:value-type="float" office:value="2629575">
            <text:p>2629575</text:p>
          </table:table-cell>
          <table:table-cell table:formula="of:=[.J47]-SUM([.J46])" office:value-type="float" office:value="593775">
            <text:p>593775</text:p>
          </table:table-cell>
          <table:table-cell table:formula="of:=[.K47]-SUM([.K46])" office:value-type="float" office:value="118755">
            <text:p>118755</text:p>
          </table:table-cell>
          <table:table-cell table:formula="of:=[.L47]-SUM([.L46])" office:value-type="float" office:value="20475">
            <text:p>20475</text:p>
          </table:table-cell>
          <table:table-cell table:formula="of:=[.M47]-SUM([.M46])" office:value-type="float" office:value="2925">
            <text:p>2925</text:p>
          </table:table-cell>
          <table:table-cell table:formula="of:=[.N47]-SUM([.N46])" office:value-type="float" office:value="325">
            <text:p>325</text:p>
          </table:table-cell>
          <table:table-cell table:formula="of:=[.O47]-SUM([.O46])" office:value-type="float" office:value="25">
            <text:p>25</text:p>
          </table:table-cell>
          <table:table-cell table:formula="of:=[.P47]-SUM([.P46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8048800">
            <text:p>28048800</text:p>
          </table:table-cell>
          <table:table-cell office:value-type="string">
            <text:p>“),</text:p>
          </table:table-cell>
          <table:table-cell office:value-type="float" office:value="26">
            <text:p>26</text:p>
          </table:table-cell>
          <table:table-cell table:formula="of:=SUM([.H47:.Q47])" office:value-type="float" office:value="52451256">
            <text:p>52451256</text:p>
          </table:table-cell>
          <table:table-cell table:formula="of:=[.H48]-SUM([.H47])" office:value-type="float" office:value="13884156">
            <text:p>13884156</text:p>
          </table:table-cell>
          <table:table-cell table:formula="of:=[.I48]-SUM([.I47])" office:value-type="float" office:value="3365856">
            <text:p>3365856</text:p>
          </table:table-cell>
          <table:table-cell table:formula="of:=[.J48]-SUM([.J47])" office:value-type="float" office:value="736281">
            <text:p>736281</text:p>
          </table:table-cell>
          <table:table-cell table:formula="of:=[.K48]-SUM([.K47])" office:value-type="float" office:value="142506">
            <text:p>142506</text:p>
          </table:table-cell>
          <table:table-cell table:formula="of:=[.L48]-SUM([.L47])" office:value-type="float" office:value="23751">
            <text:p>23751</text:p>
          </table:table-cell>
          <table:table-cell table:formula="of:=[.M48]-SUM([.M47])" office:value-type="float" office:value="3276">
            <text:p>3276</text:p>
          </table:table-cell>
          <table:table-cell table:formula="of:=[.N48]-SUM([.N47])" office:value-type="float" office:value="351">
            <text:p>351</text:p>
          </table:table-cell>
          <table:table-cell table:formula="of:=[.O48]-SUM([.O47])" office:value-type="float" office:value="26">
            <text:p>26</text:p>
          </table:table-cell>
          <table:table-cell table:formula="of:=[.P48]-SUM([.P47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38567100">
            <text:p>38567100</text:p>
          </table:table-cell>
          <table:table-cell office:value-type="string">
            <text:p>“),</text:p>
          </table:table-cell>
          <table:table-cell office:value-type="float" office:value="27">
            <text:p>27</text:p>
          </table:table-cell>
          <table:table-cell table:formula="of:=SUM([.H48:.Q48])" office:value-type="float" office:value="70607460">
            <text:p>70607460</text:p>
          </table:table-cell>
          <table:table-cell table:formula="of:=[.H49]-SUM([.H48])" office:value-type="float" office:value="18156204">
            <text:p>18156204</text:p>
          </table:table-cell>
          <table:table-cell table:formula="of:=[.I49]-SUM([.I48])" office:value-type="float" office:value="4272048">
            <text:p>4272048</text:p>
          </table:table-cell>
          <table:table-cell table:formula="of:=[.J49]-SUM([.J48])" office:value-type="float" office:value="906192">
            <text:p>906192</text:p>
          </table:table-cell>
          <table:table-cell table:formula="of:=[.K49]-SUM([.K48])" office:value-type="float" office:value="169911">
            <text:p>169911</text:p>
          </table:table-cell>
          <table:table-cell table:formula="of:=[.L49]-SUM([.L48])" office:value-type="float" office:value="27405">
            <text:p>27405</text:p>
          </table:table-cell>
          <table:table-cell table:formula="of:=[.M49]-SUM([.M48])" office:value-type="float" office:value="3654">
            <text:p>3654</text:p>
          </table:table-cell>
          <table:table-cell table:formula="of:=[.N49]-SUM([.N48])" office:value-type="float" office:value="378">
            <text:p>378</text:p>
          </table:table-cell>
          <table:table-cell table:formula="of:=[.O49]-SUM([.O48])" office:value-type="float" office:value="27">
            <text:p>27</text:p>
          </table:table-cell>
          <table:table-cell table:formula="of:=[.P49]-SUM([.P48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52451256">
            <text:p>52451256</text:p>
          </table:table-cell>
          <table:table-cell office:value-type="string">
            <text:p>“),</text:p>
          </table:table-cell>
          <table:table-cell office:value-type="float" office:value="28">
            <text:p>28</text:p>
          </table:table-cell>
          <table:table-cell table:formula="of:=SUM([.H49:.Q49])" office:value-type="float" office:value="94143280">
            <text:p>94143280</text:p>
          </table:table-cell>
          <table:table-cell table:formula="of:=[.H50]-SUM([.H49])" office:value-type="float" office:value="23535820">
            <text:p>23535820</text:p>
          </table:table-cell>
          <table:table-cell table:formula="of:=[.I50]-SUM([.I49])" office:value-type="float" office:value="5379616">
            <text:p>5379616</text:p>
          </table:table-cell>
          <table:table-cell table:formula="of:=[.J50]-SUM([.J49])" office:value-type="float" office:value="1107568">
            <text:p>1107568</text:p>
          </table:table-cell>
          <table:table-cell table:formula="of:=[.K50]-SUM([.K49])" office:value-type="float" office:value="201376">
            <text:p>201376</text:p>
          </table:table-cell>
          <table:table-cell table:formula="of:=[.L50]-SUM([.L49])" office:value-type="float" office:value="31465">
            <text:p>31465</text:p>
          </table:table-cell>
          <table:table-cell table:formula="of:=[.M50]-SUM([.M49])" office:value-type="float" office:value="4060">
            <text:p>4060</text:p>
          </table:table-cell>
          <table:table-cell table:formula="of:=[.N50]-SUM([.N49])" office:value-type="float" office:value="406">
            <text:p>406</text:p>
          </table:table-cell>
          <table:table-cell table:formula="of:=[.O50]-SUM([.O49])" office:value-type="float" office:value="28">
            <text:p>28</text:p>
          </table:table-cell>
          <table:table-cell table:formula="of:=[.P50]-SUM([.P49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70607460">
            <text:p>70607460</text:p>
          </table:table-cell>
          <table:table-cell office:value-type="string">
            <text:p>“),</text:p>
          </table:table-cell>
          <table:table-cell office:value-type="float" office:value="29">
            <text:p>29</text:p>
          </table:table-cell>
          <table:table-cell table:formula="of:=SUM([.H50:.Q50])" office:value-type="float" office:value="124403620">
            <text:p>124403620</text:p>
          </table:table-cell>
          <table:table-cell table:formula="of:=[.H51]-SUM([.H50])" office:value-type="float" office:value="30260340">
            <text:p>30260340</text:p>
          </table:table-cell>
          <table:table-cell table:formula="of:=[.I51]-SUM([.I50])" office:value-type="float" office:value="6724520">
            <text:p>6724520</text:p>
          </table:table-cell>
          <table:table-cell table:formula="of:=[.J51]-SUM([.J50])" office:value-type="float" office:value="1344904">
            <text:p>1344904</text:p>
          </table:table-cell>
          <table:table-cell table:formula="of:=[.K51]-SUM([.K50])" office:value-type="float" office:value="237336">
            <text:p>237336</text:p>
          </table:table-cell>
          <table:table-cell table:formula="of:=[.L51]-SUM([.L50])" office:value-type="float" office:value="35960">
            <text:p>35960</text:p>
          </table:table-cell>
          <table:table-cell table:formula="of:=[.M51]-SUM([.M50])" office:value-type="float" office:value="4495">
            <text:p>4495</text:p>
          </table:table-cell>
          <table:table-cell table:formula="of:=[.N51]-SUM([.N50])" office:value-type="float" office:value="435">
            <text:p>435</text:p>
          </table:table-cell>
          <table:table-cell table:formula="of:=[.O51]-SUM([.O50])" office:value-type="float" office:value="29">
            <text:p>29</text:p>
          </table:table-cell>
          <table:table-cell table:formula="of:=[.P51]-SUM([.P50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94143280">
            <text:p>94143280</text:p>
          </table:table-cell>
          <table:table-cell office:value-type="string">
            <text:p>“),</text:p>
          </table:table-cell>
          <table:table-cell office:value-type="float" office:value="30">
            <text:p>30</text:p>
          </table:table-cell>
          <table:table-cell table:formula="of:=SUM([.H51:.Q51])" office:value-type="float" office:value="163011640">
            <text:p>163011640</text:p>
          </table:table-cell>
          <table:table-cell table:formula="of:=[.H52]-SUM([.H51])" office:value-type="float" office:value="38608020">
            <text:p>38608020</text:p>
          </table:table-cell>
          <table:table-cell table:formula="of:=[.I52]-SUM([.I51])" office:value-type="float" office:value="8347680">
            <text:p>8347680</text:p>
          </table:table-cell>
          <table:table-cell table:formula="of:=[.J52]-SUM([.J51])" office:value-type="float" office:value="1623160">
            <text:p>1623160</text:p>
          </table:table-cell>
          <table:table-cell table:formula="of:=[.K52]-SUM([.K51])" office:value-type="float" office:value="278256">
            <text:p>278256</text:p>
          </table:table-cell>
          <table:table-cell table:formula="of:=[.L52]-SUM([.L51])" office:value-type="float" office:value="40920">
            <text:p>40920</text:p>
          </table:table-cell>
          <table:table-cell table:formula="of:=[.M52]-SUM([.M51])" office:value-type="float" office:value="4960">
            <text:p>4960</text:p>
          </table:table-cell>
          <table:table-cell table:formula="of:=[.N52]-SUM([.N51])" office:value-type="float" office:value="465">
            <text:p>465</text:p>
          </table:table-cell>
          <table:table-cell table:formula="of:=[.O52]-SUM([.O51])" office:value-type="float" office:value="30">
            <text:p>30</text:p>
          </table:table-cell>
          <table:table-cell table:formula="of:=[.P52]-SUM([.P51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24403620">
            <text:p>124403620</text:p>
          </table:table-cell>
          <table:table-cell office:value-type="string">
            <text:p>“),</text:p>
          </table:table-cell>
          <table:table-cell office:value-type="float" office:value="31">
            <text:p>31</text:p>
          </table:table-cell>
          <table:table-cell table:formula="of:=SUM([.H52:.Q52])" office:value-type="float" office:value="211915132">
            <text:p>211915132</text:p>
          </table:table-cell>
          <table:table-cell table:formula="of:=[.H53]-SUM([.H52])" office:value-type="float" office:value="48903492">
            <text:p>48903492</text:p>
          </table:table-cell>
          <table:table-cell table:formula="of:=[.I53]-SUM([.I52])" office:value-type="float" office:value="10295472">
            <text:p>10295472</text:p>
          </table:table-cell>
          <table:table-cell table:formula="of:=[.J53]-SUM([.J52])" office:value-type="float" office:value="1947792">
            <text:p>1947792</text:p>
          </table:table-cell>
          <table:table-cell table:formula="of:=[.K53]-SUM([.K52])" office:value-type="float" office:value="324632">
            <text:p>324632</text:p>
          </table:table-cell>
          <table:table-cell table:formula="of:=[.L53]-SUM([.L52])" office:value-type="float" office:value="46376">
            <text:p>46376</text:p>
          </table:table-cell>
          <table:table-cell table:formula="of:=[.M53]-SUM([.M52])" office:value-type="float" office:value="5456">
            <text:p>5456</text:p>
          </table:table-cell>
          <table:table-cell table:formula="of:=[.N53]-SUM([.N52])" office:value-type="float" office:value="496">
            <text:p>496</text:p>
          </table:table-cell>
          <table:table-cell table:formula="of:=[.O53]-SUM([.O52])" office:value-type="float" office:value="31">
            <text:p>31</text:p>
          </table:table-cell>
          <table:table-cell table:formula="of:=[.P53]-SUM([.P52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63011640">
            <text:p>163011640</text:p>
          </table:table-cell>
          <table:table-cell office:value-type="string">
            <text:p>“),</text:p>
          </table:table-cell>
          <table:table-cell office:value-type="float" office:value="32">
            <text:p>32</text:p>
          </table:table-cell>
          <table:table-cell table:formula="of:=SUM([.H53:.Q53])" office:value-type="float" office:value="273438880">
            <text:p>273438880</text:p>
          </table:table-cell>
          <table:table-cell table:formula="of:=[.H54]-SUM([.H53])" office:value-type="float" office:value="61523748">
            <text:p>61523748</text:p>
          </table:table-cell>
          <table:table-cell table:formula="of:=[.I54]-SUM([.I53])" office:value-type="float" office:value="12620256">
            <text:p>12620256</text:p>
          </table:table-cell>
          <table:table-cell table:formula="of:=[.J54]-SUM([.J53])" office:value-type="float" office:value="2324784">
            <text:p>2324784</text:p>
          </table:table-cell>
          <table:table-cell table:formula="of:=[.K54]-SUM([.K53])" office:value-type="float" office:value="376992">
            <text:p>376992</text:p>
          </table:table-cell>
          <table:table-cell table:formula="of:=[.L54]-SUM([.L53])" office:value-type="float" office:value="52360">
            <text:p>52360</text:p>
          </table:table-cell>
          <table:table-cell table:formula="of:=[.M54]-SUM([.M53])" office:value-type="float" office:value="5984">
            <text:p>5984</text:p>
          </table:table-cell>
          <table:table-cell table:formula="of:=[.N54]-SUM([.N53])" office:value-type="float" office:value="528">
            <text:p>528</text:p>
          </table:table-cell>
          <table:table-cell table:formula="of:=[.O54]-SUM([.O53])" office:value-type="float" office:value="32">
            <text:p>32</text:p>
          </table:table-cell>
          <table:table-cell table:formula="of:=[.P54]-SUM([.P53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11915132">
            <text:p>211915132</text:p>
          </table:table-cell>
          <table:table-cell office:value-type="string">
            <text:p>“),</text:p>
          </table:table-cell>
          <table:table-cell office:value-type="float" office:value="33">
            <text:p>33</text:p>
          </table:table-cell>
          <table:table-cell table:formula="of:=SUM([.H54:.Q54])" office:value-type="float" office:value="350343565">
            <text:p>350343565</text:p>
          </table:table-cell>
          <table:table-cell table:formula="of:=[.H55]-SUM([.H54])" office:value-type="float" office:value="76904685">
            <text:p>76904685</text:p>
          </table:table-cell>
          <table:table-cell table:formula="of:=[.I55]-SUM([.I54])" office:value-type="float" office:value="15380937">
            <text:p>15380937</text:p>
          </table:table-cell>
          <table:table-cell table:formula="of:=[.J55]-SUM([.J54])" office:value-type="float" office:value="2760681">
            <text:p>2760681</text:p>
          </table:table-cell>
          <table:table-cell table:formula="of:=[.K55]-SUM([.K54])" office:value-type="float" office:value="435897">
            <text:p>435897</text:p>
          </table:table-cell>
          <table:table-cell table:formula="of:=[.L55]-SUM([.L54])" office:value-type="float" office:value="58905">
            <text:p>58905</text:p>
          </table:table-cell>
          <table:table-cell table:formula="of:=[.M55]-SUM([.M54])" office:value-type="float" office:value="6545">
            <text:p>6545</text:p>
          </table:table-cell>
          <table:table-cell table:formula="of:=[.N55]-SUM([.N54])" office:value-type="float" office:value="561">
            <text:p>561</text:p>
          </table:table-cell>
          <table:table-cell table:formula="of:=[.O55]-SUM([.O54])" office:value-type="float" office:value="33">
            <text:p>33</text:p>
          </table:table-cell>
          <table:table-cell table:formula="of:=[.P55]-SUM([.P54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73438880">
            <text:p>273438880</text:p>
          </table:table-cell>
          <table:table-cell office:value-type="string">
            <text:p>“),</text:p>
          </table:table-cell>
          <table:table-cell office:value-type="float" office:value="34">
            <text:p>34</text:p>
          </table:table-cell>
          <table:table-cell table:formula="of:=SUM([.H55:.Q55])" office:value-type="float" office:value="445891810">
            <text:p>445891810</text:p>
          </table:table-cell>
          <table:table-cell table:formula="of:=[.H56]-SUM([.H55])" office:value-type="float" office:value="95548245">
            <text:p>95548245</text:p>
          </table:table-cell>
          <table:table-cell table:formula="of:=[.I56]-SUM([.I55])" office:value-type="float" office:value="18643560">
            <text:p>18643560</text:p>
          </table:table-cell>
          <table:table-cell table:formula="of:=[.J56]-SUM([.J55])" office:value-type="float" office:value="3262623">
            <text:p>3262623</text:p>
          </table:table-cell>
          <table:table-cell table:formula="of:=[.K56]-SUM([.K55])" office:value-type="float" office:value="501942">
            <text:p>501942</text:p>
          </table:table-cell>
          <table:table-cell table:formula="of:=[.L56]-SUM([.L55])" office:value-type="float" office:value="66045">
            <text:p>66045</text:p>
          </table:table-cell>
          <table:table-cell table:formula="of:=[.M56]-SUM([.M55])" office:value-type="float" office:value="7140">
            <text:p>7140</text:p>
          </table:table-cell>
          <table:table-cell table:formula="of:=[.N56]-SUM([.N55])" office:value-type="float" office:value="595">
            <text:p>595</text:p>
          </table:table-cell>
          <table:table-cell table:formula="of:=[.O56]-SUM([.O55])" office:value-type="float" office:value="34">
            <text:p>34</text:p>
          </table:table-cell>
          <table:table-cell table:formula="of:=[.P56]-SUM([.P55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350343565">
            <text:p>350343565</text:p>
          </table:table-cell>
          <table:table-cell office:value-type="string">
            <text:p>“),</text:p>
          </table:table-cell>
          <table:table-cell office:value-type="float" office:value="35">
            <text:p>35</text:p>
          </table:table-cell>
          <table:table-cell table:formula="of:=SUM([.H56:.Q56])" office:value-type="float" office:value="563921995">
            <text:p>563921995</text:p>
          </table:table-cell>
          <table:table-cell table:formula="of:=[.H57]-SUM([.H56])" office:value-type="float" office:value="118030185">
            <text:p>118030185</text:p>
          </table:table-cell>
          <table:table-cell table:formula="of:=[.I57]-SUM([.I56])" office:value-type="float" office:value="22481940">
            <text:p>22481940</text:p>
          </table:table-cell>
          <table:table-cell table:formula="of:=[.J57]-SUM([.J56])" office:value-type="float" office:value="3838380">
            <text:p>3838380</text:p>
          </table:table-cell>
          <table:table-cell table:formula="of:=[.K57]-SUM([.K56])" office:value-type="float" office:value="575757">
            <text:p>575757</text:p>
          </table:table-cell>
          <table:table-cell table:formula="of:=[.L57]-SUM([.L56])" office:value-type="float" office:value="73815">
            <text:p>73815</text:p>
          </table:table-cell>
          <table:table-cell table:formula="of:=[.M57]-SUM([.M56])" office:value-type="float" office:value="7770">
            <text:p>7770</text:p>
          </table:table-cell>
          <table:table-cell table:formula="of:=[.N57]-SUM([.N56])" office:value-type="float" office:value="630">
            <text:p>630</text:p>
          </table:table-cell>
          <table:table-cell table:formula="of:=[.O57]-SUM([.O56])" office:value-type="float" office:value="35">
            <text:p>35</text:p>
          </table:table-cell>
          <table:table-cell table:formula="of:=[.P57]-SUM([.P56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445891810">
            <text:p>445891810</text:p>
          </table:table-cell>
          <table:table-cell office:value-type="string">
            <text:p>“),</text:p>
          </table:table-cell>
          <table:table-cell office:value-type="float" office:value="36">
            <text:p>36</text:p>
          </table:table-cell>
          <table:table-cell table:formula="of:=SUM([.H57:.Q57])" office:value-type="float" office:value="708930508">
            <text:p>708930508</text:p>
          </table:table-cell>
          <table:table-cell table:formula="of:=[.H58]-SUM([.H57])" office:value-type="float" office:value="145008513">
            <text:p>145008513</text:p>
          </table:table-cell>
          <table:table-cell table:formula="of:=[.I58]-SUM([.I57])" office:value-type="float" office:value="26978328">
            <text:p>26978328</text:p>
          </table:table-cell>
          <table:table-cell table:formula="of:=[.J58]-SUM([.J57])" office:value-type="float" office:value="4496388">
            <text:p>4496388</text:p>
          </table:table-cell>
          <table:table-cell table:formula="of:=[.K58]-SUM([.K57])" office:value-type="float" office:value="658008">
            <text:p>658008</text:p>
          </table:table-cell>
          <table:table-cell table:formula="of:=[.L58]-SUM([.L57])" office:value-type="float" office:value="82251">
            <text:p>82251</text:p>
          </table:table-cell>
          <table:table-cell table:formula="of:=[.M58]-SUM([.M57])" office:value-type="float" office:value="8436">
            <text:p>8436</text:p>
          </table:table-cell>
          <table:table-cell table:formula="of:=[.N58]-SUM([.N57])" office:value-type="float" office:value="666">
            <text:p>666</text:p>
          </table:table-cell>
          <table:table-cell table:formula="of:=[.O58]-SUM([.O57])" office:value-type="float" office:value="36">
            <text:p>36</text:p>
          </table:table-cell>
          <table:table-cell table:formula="of:=[.P58]-SUM([.P57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563921995">
            <text:p>563921995</text:p>
          </table:table-cell>
          <table:table-cell office:value-type="string">
            <text:p>“),</text:p>
          </table:table-cell>
          <table:table-cell office:value-type="float" office:value="37">
            <text:p>37</text:p>
          </table:table-cell>
          <table:table-cell table:formula="of:=SUM([.H58:.Q58])" office:value-type="float" office:value="886163135">
            <text:p>886163135</text:p>
          </table:table-cell>
          <table:table-cell table:formula="of:=[.H59]-SUM([.H58])" office:value-type="float" office:value="177232627">
            <text:p>177232627</text:p>
          </table:table-cell>
          <table:table-cell table:formula="of:=[.I59]-SUM([.I58])" office:value-type="float" office:value="32224114">
            <text:p>32224114</text:p>
          </table:table-cell>
          <table:table-cell table:formula="of:=[.J59]-SUM([.J58])" office:value-type="float" office:value="5245786">
            <text:p>5245786</text:p>
          </table:table-cell>
          <table:table-cell table:formula="of:=[.K59]-SUM([.K58])" office:value-type="float" office:value="749398">
            <text:p>749398</text:p>
          </table:table-cell>
          <table:table-cell table:formula="of:=[.L59]-SUM([.L58])" office:value-type="float" office:value="91390">
            <text:p>91390</text:p>
          </table:table-cell>
          <table:table-cell table:formula="of:=[.M59]-SUM([.M58])" office:value-type="float" office:value="9139">
            <text:p>9139</text:p>
          </table:table-cell>
          <table:table-cell table:formula="of:=[.N59]-SUM([.N58])" office:value-type="float" office:value="703">
            <text:p>703</text:p>
          </table:table-cell>
          <table:table-cell table:formula="of:=[.O59]-SUM([.O58])" office:value-type="float" office:value="37">
            <text:p>37</text:p>
          </table:table-cell>
          <table:table-cell table:formula="of:=[.P59]-SUM([.P58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708930508">
            <text:p>708930508</text:p>
          </table:table-cell>
          <table:table-cell office:value-type="string">
            <text:p>“),</text:p>
          </table:table-cell>
          <table:table-cell office:value-type="float" office:value="38">
            <text:p>38</text:p>
          </table:table-cell>
          <table:table-cell table:formula="of:=SUM([.H59:.Q59])" office:value-type="float" office:value="1101716330">
            <text:p>1101716330</text:p>
          </table:table-cell>
          <table:table-cell table:formula="of:=[.H60]-SUM([.H59])" office:value-type="float" office:value="215553195">
            <text:p>215553195</text:p>
          </table:table-cell>
          <table:table-cell table:formula="of:=[.I60]-SUM([.I59])" office:value-type="float" office:value="38320568">
            <text:p>38320568</text:p>
          </table:table-cell>
          <table:table-cell table:formula="of:=[.J60]-SUM([.J59])" office:value-type="float" office:value="6096454">
            <text:p>6096454</text:p>
          </table:table-cell>
          <table:table-cell table:formula="of:=[.K60]-SUM([.K59])" office:value-type="float" office:value="850668">
            <text:p>850668</text:p>
          </table:table-cell>
          <table:table-cell table:formula="of:=[.L60]-SUM([.L59])" office:value-type="float" office:value="101270">
            <text:p>101270</text:p>
          </table:table-cell>
          <table:table-cell table:formula="of:=[.M60]-SUM([.M59])" office:value-type="float" office:value="9880">
            <text:p>9880</text:p>
          </table:table-cell>
          <table:table-cell table:formula="of:=[.N60]-SUM([.N59])" office:value-type="float" office:value="741">
            <text:p>741</text:p>
          </table:table-cell>
          <table:table-cell table:formula="of:=[.O60]-SUM([.O59])" office:value-type="float" office:value="38">
            <text:p>38</text:p>
          </table:table-cell>
          <table:table-cell table:formula="of:=[.P60]-SUM([.P59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886163135">
            <text:p>886163135</text:p>
          </table:table-cell>
          <table:table-cell office:value-type="string">
            <text:p>“),</text:p>
          </table:table-cell>
          <table:table-cell office:value-type="float" office:value="39">
            <text:p>39</text:p>
          </table:table-cell>
          <table:table-cell table:formula="of:=SUM([.H60:.Q60])" office:value-type="float" office:value="1362649145">
            <text:p>1362649145</text:p>
          </table:table-cell>
          <table:table-cell table:formula="of:=[.H61]-SUM([.H60])" office:value-type="float" office:value="260932815">
            <text:p>260932815</text:p>
          </table:table-cell>
          <table:table-cell table:formula="of:=[.I61]-SUM([.I60])" office:value-type="float" office:value="45379620">
            <text:p>45379620</text:p>
          </table:table-cell>
          <table:table-cell table:formula="of:=[.J61]-SUM([.J60])" office:value-type="float" office:value="7059052">
            <text:p>7059052</text:p>
          </table:table-cell>
          <table:table-cell table:formula="of:=[.K61]-SUM([.K60])" office:value-type="float" office:value="962598">
            <text:p>962598</text:p>
          </table:table-cell>
          <table:table-cell table:formula="of:=[.L61]-SUM([.L60])" office:value-type="float" office:value="111930">
            <text:p>111930</text:p>
          </table:table-cell>
          <table:table-cell table:formula="of:=[.M61]-SUM([.M60])" office:value-type="float" office:value="10660">
            <text:p>10660</text:p>
          </table:table-cell>
          <table:table-cell table:formula="of:=[.N61]-SUM([.N60])" office:value-type="float" office:value="780">
            <text:p>780</text:p>
          </table:table-cell>
          <table:table-cell table:formula="of:=[.O61]-SUM([.O60])" office:value-type="float" office:value="39">
            <text:p>39</text:p>
          </table:table-cell>
          <table:table-cell table:formula="of:=[.P61]-SUM([.P60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101716330">
            <text:p>1101716330</text:p>
          </table:table-cell>
          <table:table-cell office:value-type="string">
            <text:p>“),</text:p>
          </table:table-cell>
          <table:table-cell office:value-type="float" office:value="40">
            <text:p>40</text:p>
          </table:table-cell>
          <table:table-cell table:formula="of:=SUM([.H61:.Q61])" office:value-type="float" office:value="1677106640">
            <text:p>1677106640</text:p>
          </table:table-cell>
          <table:table-cell table:formula="of:=[.H62]-SUM([.H61])" office:value-type="float" office:value="314457495">
            <text:p>314457495</text:p>
          </table:table-cell>
          <table:table-cell table:formula="of:=[.I62]-SUM([.I61])" office:value-type="float" office:value="53524680">
            <text:p>53524680</text:p>
          </table:table-cell>
          <table:table-cell table:formula="of:=[.J62]-SUM([.J61])" office:value-type="float" office:value="8145060">
            <text:p>8145060</text:p>
          </table:table-cell>
          <table:table-cell table:formula="of:=[.K62]-SUM([.K61])" office:value-type="float" office:value="1086008">
            <text:p>1086008</text:p>
          </table:table-cell>
          <table:table-cell table:formula="of:=[.L62]-SUM([.L61])" office:value-type="float" office:value="123410">
            <text:p>123410</text:p>
          </table:table-cell>
          <table:table-cell table:formula="of:=[.M62]-SUM([.M61])" office:value-type="float" office:value="11480">
            <text:p>11480</text:p>
          </table:table-cell>
          <table:table-cell table:formula="of:=[.N62]-SUM([.N61])" office:value-type="float" office:value="820">
            <text:p>820</text:p>
          </table:table-cell>
          <table:table-cell table:formula="of:=[.O62]-SUM([.O61])" office:value-type="float" office:value="40">
            <text:p>40</text:p>
          </table:table-cell>
          <table:table-cell table:formula="of:=[.P62]-SUM([.P61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362649145">
            <text:p>1362649145</text:p>
          </table:table-cell>
          <table:table-cell office:value-type="string">
            <text:p>“),</text:p>
          </table:table-cell>
          <table:table-cell office:value-type="float" office:value="41">
            <text:p>41</text:p>
          </table:table-cell>
          <table:table-cell table:formula="of:=SUM([.H62:.Q62])" office:value-type="float" office:value="2054455634">
            <text:p>2054455634</text:p>
          </table:table-cell>
          <table:table-cell table:formula="of:=[.H63]-SUM([.H62])" office:value-type="float" office:value="377348994">
            <text:p>377348994</text:p>
          </table:table-cell>
          <table:table-cell table:formula="of:=[.I63]-SUM([.I62])" office:value-type="float" office:value="62891499">
            <text:p>62891499</text:p>
          </table:table-cell>
          <table:table-cell table:formula="of:=[.J63]-SUM([.J62])" office:value-type="float" office:value="9366819">
            <text:p>9366819</text:p>
          </table:table-cell>
          <table:table-cell table:formula="of:=[.K63]-SUM([.K62])" office:value-type="float" office:value="1221759">
            <text:p>1221759</text:p>
          </table:table-cell>
          <table:table-cell table:formula="of:=[.L63]-SUM([.L62])" office:value-type="float" office:value="135751">
            <text:p>135751</text:p>
          </table:table-cell>
          <table:table-cell table:formula="of:=[.M63]-SUM([.M62])" office:value-type="float" office:value="12341">
            <text:p>12341</text:p>
          </table:table-cell>
          <table:table-cell table:formula="of:=[.N63]-SUM([.N62])" office:value-type="float" office:value="861">
            <text:p>861</text:p>
          </table:table-cell>
          <table:table-cell table:formula="of:=[.O63]-SUM([.O62])" office:value-type="float" office:value="41">
            <text:p>41</text:p>
          </table:table-cell>
          <table:table-cell table:formula="of:=[.P63]-SUM([.P62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677106640">
            <text:p>1677106640</text:p>
          </table:table-cell>
          <table:table-cell office:value-type="string">
            <text:p>“),</text:p>
          </table:table-cell>
          <table:table-cell office:value-type="float" office:value="42">
            <text:p>42</text:p>
          </table:table-cell>
          <table:table-cell table:formula="of:=SUM([.H63:.Q63])" office:value-type="float" office:value="2505433700">
            <text:p>2505433700</text:p>
          </table:table-cell>
          <table:table-cell table:formula="of:=[.H64]-SUM([.H63])" office:value-type="float" office:value="450978066">
            <text:p>450978066</text:p>
          </table:table-cell>
          <table:table-cell table:formula="of:=[.I64]-SUM([.I63])" office:value-type="float" office:value="73629072">
            <text:p>73629072</text:p>
          </table:table-cell>
          <table:table-cell table:formula="of:=[.J64]-SUM([.J63])" office:value-type="float" office:value="10737573">
            <text:p>10737573</text:p>
          </table:table-cell>
          <table:table-cell table:formula="of:=[.K64]-SUM([.K63])" office:value-type="float" office:value="1370754">
            <text:p>1370754</text:p>
          </table:table-cell>
          <table:table-cell table:formula="of:=[.L64]-SUM([.L63])" office:value-type="float" office:value="148995">
            <text:p>148995</text:p>
          </table:table-cell>
          <table:table-cell table:formula="of:=[.M64]-SUM([.M63])" office:value-type="float" office:value="13244">
            <text:p>13244</text:p>
          </table:table-cell>
          <table:table-cell table:formula="of:=[.N64]-SUM([.N63])" office:value-type="float" office:value="903">
            <text:p>903</text:p>
          </table:table-cell>
          <table:table-cell table:formula="of:=[.O64]-SUM([.O63])" office:value-type="float" office:value="42">
            <text:p>42</text:p>
          </table:table-cell>
          <table:table-cell table:formula="of:=[.P64]-SUM([.P63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054455634">
            <text:p>2054455634</text:p>
          </table:table-cell>
          <table:table-cell office:value-type="string">
            <text:p>“),</text:p>
          </table:table-cell>
          <table:table-cell office:value-type="float" office:value="43">
            <text:p>43</text:p>
          </table:table-cell>
          <table:table-cell table:formula="of:=SUM([.H64:.Q64])" office:value-type="float" office:value="3042312350">
            <text:p>3042312350</text:p>
          </table:table-cell>
          <table:table-cell table:formula="of:=[.H65]-SUM([.H64])" office:value-type="float" office:value="536878650">
            <text:p>536878650</text:p>
          </table:table-cell>
          <table:table-cell table:formula="of:=[.I65]-SUM([.I64])" office:value-type="float" office:value="85900584">
            <text:p>85900584</text:p>
          </table:table-cell>
          <table:table-cell table:formula="of:=[.J65]-SUM([.J64])" office:value-type="float" office:value="12271512">
            <text:p>12271512</text:p>
          </table:table-cell>
          <table:table-cell table:formula="of:=[.K65]-SUM([.K64])" office:value-type="float" office:value="1533939">
            <text:p>1533939</text:p>
          </table:table-cell>
          <table:table-cell table:formula="of:=[.L65]-SUM([.L64])" office:value-type="float" office:value="163185">
            <text:p>163185</text:p>
          </table:table-cell>
          <table:table-cell table:formula="of:=[.M65]-SUM([.M64])" office:value-type="float" office:value="14190">
            <text:p>14190</text:p>
          </table:table-cell>
          <table:table-cell table:formula="of:=[.N65]-SUM([.N64])" office:value-type="float" office:value="946">
            <text:p>946</text:p>
          </table:table-cell>
          <table:table-cell table:formula="of:=[.O65]-SUM([.O64])" office:value-type="float" office:value="43">
            <text:p>43</text:p>
          </table:table-cell>
          <table:table-cell table:formula="of:=[.P65]-SUM([.P64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505433700">
            <text:p>2505433700</text:p>
          </table:table-cell>
          <table:table-cell office:value-type="string">
            <text:p>“),</text:p>
          </table:table-cell>
          <table:table-cell office:value-type="float" office:value="44">
            <text:p>44</text:p>
          </table:table-cell>
          <table:table-cell table:formula="of:=SUM([.H65:.Q65])" office:value-type="float" office:value="3679075400">
            <text:p>3679075400</text:p>
          </table:table-cell>
          <table:table-cell table:formula="of:=[.H66]-SUM([.H65])" office:value-type="float" office:value="636763050">
            <text:p>636763050</text:p>
          </table:table-cell>
          <table:table-cell table:formula="of:=[.I66]-SUM([.I65])" office:value-type="float" office:value="99884400">
            <text:p>99884400</text:p>
          </table:table-cell>
          <table:table-cell table:formula="of:=[.J66]-SUM([.J65])" office:value-type="float" office:value="13983816">
            <text:p>13983816</text:p>
          </table:table-cell>
          <table:table-cell table:formula="of:=[.K66]-SUM([.K65])" office:value-type="float" office:value="1712304">
            <text:p>1712304</text:p>
          </table:table-cell>
          <table:table-cell table:formula="of:=[.L66]-SUM([.L65])" office:value-type="float" office:value="178365">
            <text:p>178365</text:p>
          </table:table-cell>
          <table:table-cell table:formula="of:=[.M66]-SUM([.M65])" office:value-type="float" office:value="15180">
            <text:p>15180</text:p>
          </table:table-cell>
          <table:table-cell table:formula="of:=[.N66]-SUM([.N65])" office:value-type="float" office:value="990">
            <text:p>990</text:p>
          </table:table-cell>
          <table:table-cell table:formula="of:=[.O66]-SUM([.O65])" office:value-type="float" office:value="44">
            <text:p>44</text:p>
          </table:table-cell>
          <table:table-cell table:formula="of:=[.P66]-SUM([.P65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3042312350">
            <text:p>3042312350</text:p>
          </table:table-cell>
          <table:table-cell office:value-type="string">
            <text:p>“),</text:p>
          </table:table-cell>
          <table:table-cell office:value-type="float" office:value="45">
            <text:p>45</text:p>
          </table:table-cell>
          <table:table-cell table:formula="of:=SUM([.H66:.Q66])" office:value-type="float" office:value="4431613550">
            <text:p>4431613550</text:p>
          </table:table-cell>
          <table:table-cell table:formula="of:=[.H67]-SUM([.H66])" office:value-type="float" office:value="752538150">
            <text:p>752538150</text:p>
          </table:table-cell>
          <table:table-cell table:formula="of:=[.I67]-SUM([.I66])" office:value-type="float" office:value="115775100">
            <text:p>115775100</text:p>
          </table:table-cell>
          <table:table-cell table:formula="of:=[.J67]-SUM([.J66])" office:value-type="float" office:value="15890700">
            <text:p>15890700</text:p>
          </table:table-cell>
          <table:table-cell table:formula="of:=[.K67]-SUM([.K66])" office:value-type="float" office:value="1906884">
            <text:p>1906884</text:p>
          </table:table-cell>
          <table:table-cell table:formula="of:=[.L67]-SUM([.L66])" office:value-type="float" office:value="194580">
            <text:p>194580</text:p>
          </table:table-cell>
          <table:table-cell table:formula="of:=[.M67]-SUM([.M66])" office:value-type="float" office:value="16215">
            <text:p>16215</text:p>
          </table:table-cell>
          <table:table-cell table:formula="of:=[.N67]-SUM([.N66])" office:value-type="float" office:value="1035">
            <text:p>1035</text:p>
          </table:table-cell>
          <table:table-cell table:formula="of:=[.O67]-SUM([.O66])" office:value-type="float" office:value="45">
            <text:p>45</text:p>
          </table:table-cell>
          <table:table-cell table:formula="of:=[.P67]-SUM([.P66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3679075400">
            <text:p>3679075400</text:p>
          </table:table-cell>
          <table:table-cell office:value-type="string">
            <text:p>“),</text:p>
          </table:table-cell>
          <table:table-cell office:value-type="float" office:value="46">
            <text:p>46</text:p>
          </table:table-cell>
          <table:table-cell table:formula="of:=SUM([.H67:.Q67])" office:value-type="float" office:value="5317936260">
            <text:p>5317936260</text:p>
          </table:table-cell>
          <table:table-cell table:formula="of:=[.H68]-SUM([.H67])" office:value-type="float" office:value="886322710">
            <text:p>886322710</text:p>
          </table:table-cell>
          <table:table-cell table:formula="of:=[.I68]-SUM([.I67])" office:value-type="float" office:value="133784560">
            <text:p>133784560</text:p>
          </table:table-cell>
          <table:table-cell table:formula="of:=[.J68]-SUM([.J67])" office:value-type="float" office:value="18009460">
            <text:p>18009460</text:p>
          </table:table-cell>
          <table:table-cell table:formula="of:=[.K68]-SUM([.K67])" office:value-type="float" office:value="2118760">
            <text:p>2118760</text:p>
          </table:table-cell>
          <table:table-cell table:formula="of:=[.L68]-SUM([.L67])" office:value-type="float" office:value="211876">
            <text:p>211876</text:p>
          </table:table-cell>
          <table:table-cell table:formula="of:=[.M68]-SUM([.M67])" office:value-type="float" office:value="17296">
            <text:p>17296</text:p>
          </table:table-cell>
          <table:table-cell table:formula="of:=[.N68]-SUM([.N67])" office:value-type="float" office:value="1081">
            <text:p>1081</text:p>
          </table:table-cell>
          <table:table-cell table:formula="of:=[.O68]-SUM([.O67])" office:value-type="float" office:value="46">
            <text:p>46</text:p>
          </table:table-cell>
          <table:table-cell table:formula="of:=[.P68]-SUM([.P67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4431613550">
            <text:p>4431613550</text:p>
          </table:table-cell>
          <table:table-cell office:value-type="string">
            <text:p>“),</text:p>
          </table:table-cell>
          <table:table-cell office:value-type="float" office:value="47">
            <text:p>47</text:p>
          </table:table-cell>
          <table:table-cell table:formula="of:=SUM([.H68:.Q68])" office:value-type="float" office:value="6358402050">
            <text:p>6358402050</text:p>
          </table:table-cell>
          <table:table-cell table:formula="of:=[.H69]-SUM([.H68])" office:value-type="float" office:value="1040465790">
            <text:p>1040465790</text:p>
          </table:table-cell>
          <table:table-cell table:formula="of:=[.I69]-SUM([.I68])" office:value-type="float" office:value="154143080">
            <text:p>154143080</text:p>
          </table:table-cell>
          <table:table-cell table:formula="of:=[.J69]-SUM([.J68])" office:value-type="float" office:value="20358520">
            <text:p>20358520</text:p>
          </table:table-cell>
          <table:table-cell table:formula="of:=[.K69]-SUM([.K68])" office:value-type="float" office:value="2349060">
            <text:p>2349060</text:p>
          </table:table-cell>
          <table:table-cell table:formula="of:=[.L69]-SUM([.L68])" office:value-type="float" office:value="230300">
            <text:p>230300</text:p>
          </table:table-cell>
          <table:table-cell table:formula="of:=[.M69]-SUM([.M68])" office:value-type="float" office:value="18424">
            <text:p>18424</text:p>
          </table:table-cell>
          <table:table-cell table:formula="of:=[.N69]-SUM([.N68])" office:value-type="float" office:value="1128">
            <text:p>1128</text:p>
          </table:table-cell>
          <table:table-cell table:formula="of:=[.O69]-SUM([.O68])" office:value-type="float" office:value="47">
            <text:p>47</text:p>
          </table:table-cell>
          <table:table-cell table:formula="of:=[.P69]-SUM([.P68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5317936260">
            <text:p>5317936260</text:p>
          </table:table-cell>
          <table:table-cell office:value-type="string">
            <text:p>“),</text:p>
          </table:table-cell>
          <table:table-cell office:value-type="float" office:value="48">
            <text:p>48</text:p>
          </table:table-cell>
          <table:table-cell table:formula="of:=SUM([.H69:.Q69])" office:value-type="float" office:value="7575968400">
            <text:p>7575968400</text:p>
          </table:table-cell>
          <table:table-cell table:formula="of:=[.H70]-SUM([.H69])" office:value-type="float" office:value="1217566350">
            <text:p>1217566350</text:p>
          </table:table-cell>
          <table:table-cell table:formula="of:=[.I70]-SUM([.I69])" office:value-type="float" office:value="177100560">
            <text:p>177100560</text:p>
          </table:table-cell>
          <table:table-cell table:formula="of:=[.J70]-SUM([.J69])" office:value-type="float" office:value="22957480">
            <text:p>22957480</text:p>
          </table:table-cell>
          <table:table-cell table:formula="of:=[.K70]-SUM([.K69])" office:value-type="float" office:value="2598960">
            <text:p>2598960</text:p>
          </table:table-cell>
          <table:table-cell table:formula="of:=[.L70]-SUM([.L69])" office:value-type="float" office:value="249900">
            <text:p>249900</text:p>
          </table:table-cell>
          <table:table-cell table:formula="of:=[.M70]-SUM([.M69])" office:value-type="float" office:value="19600">
            <text:p>19600</text:p>
          </table:table-cell>
          <table:table-cell table:formula="of:=[.N70]-SUM([.N69])" office:value-type="float" office:value="1176">
            <text:p>1176</text:p>
          </table:table-cell>
          <table:table-cell table:formula="of:=[.O70]-SUM([.O69])" office:value-type="float" office:value="48">
            <text:p>48</text:p>
          </table:table-cell>
          <table:table-cell table:formula="of:=[.P70]-SUM([.P69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6358402050">
            <text:p>6358402050</text:p>
          </table:table-cell>
          <table:table-cell office:value-type="string">
            <text:p>“),</text:p>
          </table:table-cell>
          <table:table-cell office:value-type="float" office:value="49">
            <text:p>49</text:p>
          </table:table-cell>
          <table:table-cell table:formula="of:=SUM([.H70:.Q70])" office:value-type="float" office:value="8996462475">
            <text:p>8996462475</text:p>
          </table:table-cell>
          <table:table-cell table:formula="of:=[.H71]-SUM([.H70])" office:value-type="float" office:value="1420494075">
            <text:p>1420494075</text:p>
          </table:table-cell>
          <table:table-cell table:formula="of:=[.I71]-SUM([.I70])" office:value-type="float" office:value="202927725">
            <text:p>202927725</text:p>
          </table:table-cell>
          <table:table-cell table:formula="of:=[.J71]-SUM([.J70])" office:value-type="float" office:value="25827165">
            <text:p>25827165</text:p>
          </table:table-cell>
          <table:table-cell table:formula="of:=[.K71]-SUM([.K70])" office:value-type="float" office:value="2869685">
            <text:p>2869685</text:p>
          </table:table-cell>
          <table:table-cell table:formula="of:=[.L71]-SUM([.L70])" office:value-type="float" office:value="270725">
            <text:p>270725</text:p>
          </table:table-cell>
          <table:table-cell table:formula="of:=[.M71]-SUM([.M70])" office:value-type="float" office:value="20825">
            <text:p>20825</text:p>
          </table:table-cell>
          <table:table-cell table:formula="of:=[.N71]-SUM([.N70])" office:value-type="float" office:value="1225">
            <text:p>1225</text:p>
          </table:table-cell>
          <table:table-cell table:formula="of:=[.O71]-SUM([.O70])" office:value-type="float" office:value="49">
            <text:p>49</text:p>
          </table:table-cell>
          <table:table-cell table:formula="of:=[.P71]-SUM([.P70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7575968400">
            <text:p>7575968400</text:p>
          </table:table-cell>
          <table:table-cell office:value-type="string">
            <text:p>“),</text:p>
          </table:table-cell>
          <table:table-cell office:value-type="float" office:value="50">
            <text:p>50</text:p>
          </table:table-cell>
          <table:table-cell table:formula="of:=SUM([.H71:.Q71])" office:value-type="float" office:value="10648873950">
            <text:p>10648873950</text:p>
          </table:table-cell>
          <table:table-cell table:formula="of:=[.H72]-SUM([.H71])" office:value-type="float" office:value="1652411475">
            <text:p>1652411475</text:p>
          </table:table-cell>
          <table:table-cell table:formula="of:=[.I72]-SUM([.I71])" office:value-type="float" office:value="231917400">
            <text:p>231917400</text:p>
          </table:table-cell>
          <table:table-cell table:formula="of:=[.J72]-SUM([.J71])" office:value-type="float" office:value="28989675">
            <text:p>28989675</text:p>
          </table:table-cell>
          <table:table-cell table:formula="of:=[.K72]-SUM([.K71])" office:value-type="float" office:value="3162510">
            <text:p>3162510</text:p>
          </table:table-cell>
          <table:table-cell table:formula="of:=[.L72]-SUM([.L71])" office:value-type="float" office:value="292825">
            <text:p>292825</text:p>
          </table:table-cell>
          <table:table-cell table:formula="of:=[.M72]-SUM([.M71])" office:value-type="float" office:value="22100">
            <text:p>22100</text:p>
          </table:table-cell>
          <table:table-cell table:formula="of:=[.N72]-SUM([.N71])" office:value-type="float" office:value="1275">
            <text:p>1275</text:p>
          </table:table-cell>
          <table:table-cell table:formula="of:=[.O72]-SUM([.O71])" office:value-type="float" office:value="50">
            <text:p>50</text:p>
          </table:table-cell>
          <table:table-cell table:formula="of:=[.P72]-SUM([.P71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8996462475">
            <text:p>8996462475</text:p>
          </table:table-cell>
          <table:table-cell office:value-type="string">
            <text:p>“),</text:p>
          </table:table-cell>
          <table:table-cell office:value-type="float" office:value="51">
            <text:p>51</text:p>
          </table:table-cell>
          <table:table-cell table:formula="of:=SUM([.H72:.Q72])" office:value-type="float" office:value="12565671261">
            <text:p>12565671261</text:p>
          </table:table-cell>
          <table:table-cell table:formula="of:=[.H73]-SUM([.H72])" office:value-type="float" office:value="1916797311">
            <text:p>1916797311</text:p>
          </table:table-cell>
          <table:table-cell table:formula="of:=[.I73]-SUM([.I72])" office:value-type="float" office:value="264385836">
            <text:p>264385836</text:p>
          </table:table-cell>
          <table:table-cell table:formula="of:=[.J73]-SUM([.J72])" office:value-type="float" office:value="32468436">
            <text:p>32468436</text:p>
          </table:table-cell>
          <table:table-cell table:formula="of:=[.K73]-SUM([.K72])" office:value-type="float" office:value="3478761">
            <text:p>3478761</text:p>
          </table:table-cell>
          <table:table-cell table:formula="of:=[.L73]-SUM([.L72])" office:value-type="float" office:value="316251">
            <text:p>316251</text:p>
          </table:table-cell>
          <table:table-cell table:formula="of:=[.M73]-SUM([.M72])" office:value-type="float" office:value="23426">
            <text:p>23426</text:p>
          </table:table-cell>
          <table:table-cell table:formula="of:=[.N73]-SUM([.N72])" office:value-type="float" office:value="1326">
            <text:p>1326</text:p>
          </table:table-cell>
          <table:table-cell table:formula="of:=[.O73]-SUM([.O72])" office:value-type="float" office:value="51">
            <text:p>51</text:p>
          </table:table-cell>
          <table:table-cell table:formula="of:=[.P73]-SUM([.P72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0648873950">
            <text:p>10648873950</text:p>
          </table:table-cell>
          <table:table-cell office:value-type="string">
            <text:p>“),</text:p>
          </table:table-cell>
          <table:table-cell office:value-type="float" office:value="52">
            <text:p>52</text:p>
          </table:table-cell>
          <table:table-cell table:formula="of:=SUM([.H73:.Q73])" office:value-type="float" office:value="14783142660">
            <text:p>14783142660</text:p>
          </table:table-cell>
          <table:table-cell table:formula="of:=[.H74]-SUM([.H73])" office:value-type="float" office:value="2217471399">
            <text:p>2217471399</text:p>
          </table:table-cell>
          <table:table-cell table:formula="of:=[.I74]-SUM([.I73])" office:value-type="float" office:value="300674088">
            <text:p>300674088</text:p>
          </table:table-cell>
          <table:table-cell table:formula="of:=[.J74]-SUM([.J73])" office:value-type="float" office:value="36288252">
            <text:p>36288252</text:p>
          </table:table-cell>
          <table:table-cell table:formula="of:=[.K74]-SUM([.K73])" office:value-type="float" office:value="3819816">
            <text:p>3819816</text:p>
          </table:table-cell>
          <table:table-cell table:formula="of:=[.L74]-SUM([.L73])" office:value-type="float" office:value="341055">
            <text:p>341055</text:p>
          </table:table-cell>
          <table:table-cell table:formula="of:=[.M74]-SUM([.M73])" office:value-type="float" office:value="24804">
            <text:p>24804</text:p>
          </table:table-cell>
          <table:table-cell table:formula="of:=[.N74]-SUM([.N73])" office:value-type="float" office:value="1378">
            <text:p>1378</text:p>
          </table:table-cell>
          <table:table-cell table:formula="of:=[.O74]-SUM([.O73])" office:value-type="float" office:value="52">
            <text:p>52</text:p>
          </table:table-cell>
          <table:table-cell table:formula="of:=[.P74]-SUM([.P73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2565671261">
            <text:p>12565671261</text:p>
          </table:table-cell>
          <table:table-cell office:value-type="string">
            <text:p>“),</text:p>
          </table:table-cell>
          <table:table-cell office:value-type="float" office:value="53">
            <text:p>53</text:p>
          </table:table-cell>
          <table:table-cell table:formula="of:=SUM([.H74:.Q74])" office:value-type="float" office:value="17341763505">
            <text:p>17341763505</text:p>
          </table:table-cell>
          <table:table-cell table:formula="of:=[.H75]-SUM([.H74])" office:value-type="float" office:value="2558620845">
            <text:p>2558620845</text:p>
          </table:table-cell>
          <table:table-cell table:formula="of:=[.I75]-SUM([.I74])" office:value-type="float" office:value="341149446">
            <text:p>341149446</text:p>
          </table:table-cell>
          <table:table-cell table:formula="of:=[.J75]-SUM([.J74])" office:value-type="float" office:value="40475358">
            <text:p>40475358</text:p>
          </table:table-cell>
          <table:table-cell table:formula="of:=[.K75]-SUM([.K74])" office:value-type="float" office:value="4187106">
            <text:p>4187106</text:p>
          </table:table-cell>
          <table:table-cell table:formula="of:=[.L75]-SUM([.L74])" office:value-type="float" office:value="367290">
            <text:p>367290</text:p>
          </table:table-cell>
          <table:table-cell table:formula="of:=[.M75]-SUM([.M74])" office:value-type="float" office:value="26235">
            <text:p>26235</text:p>
          </table:table-cell>
          <table:table-cell table:formula="of:=[.N75]-SUM([.N74])" office:value-type="float" office:value="1431">
            <text:p>1431</text:p>
          </table:table-cell>
          <table:table-cell table:formula="of:=[.O75]-SUM([.O74])" office:value-type="float" office:value="53">
            <text:p>53</text:p>
          </table:table-cell>
          <table:table-cell table:formula="of:=[.P75]-SUM([.P74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4783142660">
            <text:p>14783142660</text:p>
          </table:table-cell>
          <table:table-cell office:value-type="string">
            <text:p>“),</text:p>
          </table:table-cell>
          <table:table-cell office:value-type="float" office:value="54">
            <text:p>54</text:p>
          </table:table-cell>
          <table:table-cell table:formula="of:=SUM([.H75:.Q75])" office:value-type="float" office:value="20286591270">
            <text:p>20286591270</text:p>
          </table:table-cell>
          <table:table-cell table:formula="of:=[.H76]-SUM([.H75])" office:value-type="float" office:value="2944827765">
            <text:p>2944827765</text:p>
          </table:table-cell>
          <table:table-cell table:formula="of:=[.I76]-SUM([.I75])" office:value-type="float" office:value="386206920">
            <text:p>386206920</text:p>
          </table:table-cell>
          <table:table-cell table:formula="of:=[.J76]-SUM([.J75])" office:value-type="float" office:value="45057474">
            <text:p>45057474</text:p>
          </table:table-cell>
          <table:table-cell table:formula="of:=[.K76]-SUM([.K75])" office:value-type="float" office:value="4582116">
            <text:p>4582116</text:p>
          </table:table-cell>
          <table:table-cell table:formula="of:=[.L76]-SUM([.L75])" office:value-type="float" office:value="395010">
            <text:p>395010</text:p>
          </table:table-cell>
          <table:table-cell table:formula="of:=[.M76]-SUM([.M75])" office:value-type="float" office:value="27720">
            <text:p>27720</text:p>
          </table:table-cell>
          <table:table-cell table:formula="of:=[.N76]-SUM([.N75])" office:value-type="float" office:value="1485">
            <text:p>1485</text:p>
          </table:table-cell>
          <table:table-cell table:formula="of:=[.O76]-SUM([.O75])" office:value-type="float" office:value="54">
            <text:p>54</text:p>
          </table:table-cell>
          <table:table-cell table:formula="of:=[.P76]-SUM([.P75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7341763505">
            <text:p>17341763505</text:p>
          </table:table-cell>
          <table:table-cell office:value-type="string">
            <text:p>“),</text:p>
          </table:table-cell>
          <table:table-cell office:value-type="float" office:value="55">
            <text:p>55</text:p>
          </table:table-cell>
          <table:table-cell table:formula="of:=SUM([.H76:.Q76])" office:value-type="float" office:value="23667689815">
            <text:p>23667689815</text:p>
          </table:table-cell>
          <table:table-cell table:formula="of:=[.H77]-SUM([.H76])" office:value-type="float" office:value="3381098545">
            <text:p>3381098545</text:p>
          </table:table-cell>
          <table:table-cell table:formula="of:=[.I77]-SUM([.I76])" office:value-type="float" office:value="436270780">
            <text:p>436270780</text:p>
          </table:table-cell>
          <table:table-cell table:formula="of:=[.J77]-SUM([.J76])" office:value-type="float" office:value="50063860">
            <text:p>50063860</text:p>
          </table:table-cell>
          <table:table-cell table:formula="of:=[.K77]-SUM([.K76])" office:value-type="float" office:value="5006386">
            <text:p>5006386</text:p>
          </table:table-cell>
          <table:table-cell table:formula="of:=[.L77]-SUM([.L76])" office:value-type="float" office:value="424270">
            <text:p>424270</text:p>
          </table:table-cell>
          <table:table-cell table:formula="of:=[.M77]-SUM([.M76])" office:value-type="float" office:value="29260">
            <text:p>29260</text:p>
          </table:table-cell>
          <table:table-cell table:formula="of:=[.N77]-SUM([.N76])" office:value-type="float" office:value="1540">
            <text:p>1540</text:p>
          </table:table-cell>
          <table:table-cell table:formula="of:=[.O77]-SUM([.O76])" office:value-type="float" office:value="55">
            <text:p>55</text:p>
          </table:table-cell>
          <table:table-cell table:formula="of:=[.P77]-SUM([.P76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0286591270">
            <text:p>20286591270</text:p>
          </table:table-cell>
          <table:table-cell office:value-type="string">
            <text:p>“),</text:p>
          </table:table-cell>
          <table:table-cell office:value-type="float" office:value="56">
            <text:p>56</text:p>
          </table:table-cell>
          <table:table-cell table:formula="of:=SUM([.H77:.Q77])" office:value-type="float" office:value="27540584512">
            <text:p>27540584512</text:p>
          </table:table-cell>
          <table:table-cell table:formula="of:=[.H78]-SUM([.H77])" office:value-type="float" office:value="3872894697">
            <text:p>3872894697</text:p>
          </table:table-cell>
          <table:table-cell table:formula="of:=[.I78]-SUM([.I77])" office:value-type="float" office:value="491796152">
            <text:p>491796152</text:p>
          </table:table-cell>
          <table:table-cell table:formula="of:=[.J78]-SUM([.J77])" office:value-type="float" office:value="55525372">
            <text:p>55525372</text:p>
          </table:table-cell>
          <table:table-cell table:formula="of:=[.K78]-SUM([.K77])" office:value-type="float" office:value="5461512">
            <text:p>5461512</text:p>
          </table:table-cell>
          <table:table-cell table:formula="of:=[.L78]-SUM([.L77])" office:value-type="float" office:value="455126">
            <text:p>455126</text:p>
          </table:table-cell>
          <table:table-cell table:formula="of:=[.M78]-SUM([.M77])" office:value-type="float" office:value="30856">
            <text:p>30856</text:p>
          </table:table-cell>
          <table:table-cell table:formula="of:=[.N78]-SUM([.N77])" office:value-type="float" office:value="1596">
            <text:p>1596</text:p>
          </table:table-cell>
          <table:table-cell table:formula="of:=[.O78]-SUM([.O77])" office:value-type="float" office:value="56">
            <text:p>56</text:p>
          </table:table-cell>
          <table:table-cell table:formula="of:=[.P78]-SUM([.P77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3667689815">
            <text:p>23667689815</text:p>
          </table:table-cell>
          <table:table-cell office:value-type="string">
            <text:p>“),</text:p>
          </table:table-cell>
          <table:table-cell office:value-type="float" office:value="57">
            <text:p>57</text:p>
          </table:table-cell>
          <table:table-cell table:formula="of:=SUM([.H78:.Q78])" office:value-type="float" office:value="31966749880">
            <text:p>31966749880</text:p>
          </table:table-cell>
          <table:table-cell table:formula="of:=[.H79]-SUM([.H78])" office:value-type="float" office:value="4426165368">
            <text:p>4426165368</text:p>
          </table:table-cell>
          <table:table-cell table:formula="of:=[.I79]-SUM([.I78])" office:value-type="float" office:value="553270671">
            <text:p>553270671</text:p>
          </table:table-cell>
          <table:table-cell table:formula="of:=[.J79]-SUM([.J78])" office:value-type="float" office:value="61474519">
            <text:p>61474519</text:p>
          </table:table-cell>
          <table:table-cell table:formula="of:=[.K79]-SUM([.K78])" office:value-type="float" office:value="5949147">
            <text:p>5949147</text:p>
          </table:table-cell>
          <table:table-cell table:formula="of:=[.L79]-SUM([.L78])" office:value-type="float" office:value="487635">
            <text:p>487635</text:p>
          </table:table-cell>
          <table:table-cell table:formula="of:=[.M79]-SUM([.M78])" office:value-type="float" office:value="32509">
            <text:p>32509</text:p>
          </table:table-cell>
          <table:table-cell table:formula="of:=[.N79]-SUM([.N78])" office:value-type="float" office:value="1653">
            <text:p>1653</text:p>
          </table:table-cell>
          <table:table-cell table:formula="of:=[.O79]-SUM([.O78])" office:value-type="float" office:value="57">
            <text:p>57</text:p>
          </table:table-cell>
          <table:table-cell table:formula="of:=[.P79]-SUM([.P78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27540584512">
            <text:p>27540584512</text:p>
          </table:table-cell>
          <table:table-cell office:value-type="string">
            <text:p>“),</text:p>
          </table:table-cell>
          <table:table-cell office:value-type="float" office:value="58">
            <text:p>58</text:p>
          </table:table-cell>
          <table:table-cell table:formula="of:=SUM([.H79:.Q79])" office:value-type="float" office:value="37014131440">
            <text:p>37014131440</text:p>
          </table:table-cell>
          <table:table-cell table:formula="of:=[.H80]-SUM([.H79])" office:value-type="float" office:value="5047381560">
            <text:p>5047381560</text:p>
          </table:table-cell>
          <table:table-cell table:formula="of:=[.I80]-SUM([.I79])" office:value-type="float" office:value="621216192">
            <text:p>621216192</text:p>
          </table:table-cell>
          <table:table-cell table:formula="of:=[.J80]-SUM([.J79])" office:value-type="float" office:value="67945521">
            <text:p>67945521</text:p>
          </table:table-cell>
          <table:table-cell table:formula="of:=[.K80]-SUM([.K79])" office:value-type="float" office:value="6471002">
            <text:p>6471002</text:p>
          </table:table-cell>
          <table:table-cell table:formula="of:=[.L80]-SUM([.L79])" office:value-type="float" office:value="521855">
            <text:p>521855</text:p>
          </table:table-cell>
          <table:table-cell table:formula="of:=[.M80]-SUM([.M79])" office:value-type="float" office:value="34220">
            <text:p>34220</text:p>
          </table:table-cell>
          <table:table-cell table:formula="of:=[.N80]-SUM([.N79])" office:value-type="float" office:value="1711">
            <text:p>1711</text:p>
          </table:table-cell>
          <table:table-cell table:formula="of:=[.O80]-SUM([.O79])" office:value-type="float" office:value="58">
            <text:p>58</text:p>
          </table:table-cell>
          <table:table-cell table:formula="of:=[.P80]-SUM([.P79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31966749880">
            <text:p>31966749880</text:p>
          </table:table-cell>
          <table:table-cell office:value-type="string">
            <text:p>“),</text:p>
          </table:table-cell>
          <table:table-cell office:value-type="float" office:value="59">
            <text:p>59</text:p>
          </table:table-cell>
          <table:table-cell table:formula="of:=SUM([.H80:.Q80])" office:value-type="float" office:value="42757703560">
            <text:p>42757703560</text:p>
          </table:table-cell>
          <table:table-cell table:formula="of:=[.H81]-SUM([.H80])" office:value-type="float" office:value="5743572120">
            <text:p>5743572120</text:p>
          </table:table-cell>
          <table:table-cell table:formula="of:=[.I81]-SUM([.I80])" office:value-type="float" office:value="696190560">
            <text:p>696190560</text:p>
          </table:table-cell>
          <table:table-cell table:formula="of:=[.J81]-SUM([.J80])" office:value-type="float" office:value="74974368">
            <text:p>74974368</text:p>
          </table:table-cell>
          <table:table-cell table:formula="of:=[.K81]-SUM([.K80])" office:value-type="float" office:value="7028847">
            <text:p>7028847</text:p>
          </table:table-cell>
          <table:table-cell table:formula="of:=[.L81]-SUM([.L80])" office:value-type="float" office:value="557845">
            <text:p>557845</text:p>
          </table:table-cell>
          <table:table-cell table:formula="of:=[.M81]-SUM([.M80])" office:value-type="float" office:value="35990">
            <text:p>35990</text:p>
          </table:table-cell>
          <table:table-cell table:formula="of:=[.N81]-SUM([.N80])" office:value-type="float" office:value="1770">
            <text:p>1770</text:p>
          </table:table-cell>
          <table:table-cell table:formula="of:=[.O81]-SUM([.O80])" office:value-type="float" office:value="59">
            <text:p>59</text:p>
          </table:table-cell>
          <table:table-cell table:formula="of:=[.P81]-SUM([.P80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37014131440">
            <text:p>37014131440</text:p>
          </table:table-cell>
          <table:table-cell office:value-type="string">
            <text:p>“),</text:p>
          </table:table-cell>
          <table:table-cell office:value-type="float" office:value="60">
            <text:p>60</text:p>
          </table:table-cell>
          <table:table-cell table:formula="of:=SUM([.H81:.Q81])" office:value-type="float" office:value="49280065120">
            <text:p>49280065120</text:p>
          </table:table-cell>
          <table:table-cell table:formula="of:=[.H82]-SUM([.H81])" office:value-type="float" office:value="6522361560">
            <text:p>6522361560</text:p>
          </table:table-cell>
          <table:table-cell table:formula="of:=[.I82]-SUM([.I81])" office:value-type="float" office:value="778789440">
            <text:p>778789440</text:p>
          </table:table-cell>
          <table:table-cell table:formula="of:=[.J82]-SUM([.J81])" office:value-type="float" office:value="82598880">
            <text:p>82598880</text:p>
          </table:table-cell>
          <table:table-cell table:formula="of:=[.K82]-SUM([.K81])" office:value-type="float" office:value="7624512">
            <text:p>7624512</text:p>
          </table:table-cell>
          <table:table-cell table:formula="of:=[.L82]-SUM([.L81])" office:value-type="float" office:value="595665">
            <text:p>595665</text:p>
          </table:table-cell>
          <table:table-cell table:formula="of:=[.M82]-SUM([.M81])" office:value-type="float" office:value="37820">
            <text:p>37820</text:p>
          </table:table-cell>
          <table:table-cell table:formula="of:=[.N82]-SUM([.N81])" office:value-type="float" office:value="1830">
            <text:p>1830</text:p>
          </table:table-cell>
          <table:table-cell table:formula="of:=[.O82]-SUM([.O81])" office:value-type="float" office:value="60">
            <text:p>60</text:p>
          </table:table-cell>
          <table:table-cell table:formula="of:=[.P82]-SUM([.P81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42757703560">
            <text:p>42757703560</text:p>
          </table:table-cell>
          <table:table-cell office:value-type="string">
            <text:p>“),</text:p>
          </table:table-cell>
          <table:table-cell office:value-type="float" office:value="61">
            <text:p>61</text:p>
          </table:table-cell>
          <table:table-cell table:formula="of:=SUM([.H82:.Q82])" office:value-type="float" office:value="56672074888">
            <text:p>56672074888</text:p>
          </table:table-cell>
          <table:table-cell table:formula="of:=[.H83]-SUM([.H82])" office:value-type="float" office:value="7392009768">
            <text:p>7392009768</text:p>
          </table:table-cell>
          <table:table-cell table:formula="of:=[.I83]-SUM([.I82])" office:value-type="float" office:value="869648208">
            <text:p>869648208</text:p>
          </table:table-cell>
          <table:table-cell table:formula="of:=[.J83]-SUM([.J82])" office:value-type="float" office:value="90858768">
            <text:p>90858768</text:p>
          </table:table-cell>
          <table:table-cell table:formula="of:=[.K83]-SUM([.K82])" office:value-type="float" office:value="8259888">
            <text:p>8259888</text:p>
          </table:table-cell>
          <table:table-cell table:formula="of:=[.L83]-SUM([.L82])" office:value-type="float" office:value="635376">
            <text:p>635376</text:p>
          </table:table-cell>
          <table:table-cell table:formula="of:=[.M83]-SUM([.M82])" office:value-type="float" office:value="39711">
            <text:p>39711</text:p>
          </table:table-cell>
          <table:table-cell table:formula="of:=[.N83]-SUM([.N82])" office:value-type="float" office:value="1891">
            <text:p>1891</text:p>
          </table:table-cell>
          <table:table-cell table:formula="of:=[.O83]-SUM([.O82])" office:value-type="float" office:value="61">
            <text:p>61</text:p>
          </table:table-cell>
          <table:table-cell table:formula="of:=[.P83]-SUM([.P82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49280065120">
            <text:p>49280065120</text:p>
          </table:table-cell>
          <table:table-cell office:value-type="string">
            <text:p>“),</text:p>
          </table:table-cell>
          <table:table-cell office:value-type="float" office:value="62">
            <text:p>62</text:p>
          </table:table-cell>
          <table:table-cell table:formula="of:=SUM([.H83:.Q83])" office:value-type="float" office:value="65033528560">
            <text:p>65033528560</text:p>
          </table:table-cell>
          <table:table-cell table:formula="of:=[.H84]-SUM([.H83])" office:value-type="float" office:value="8361453672">
            <text:p>8361453672</text:p>
          </table:table-cell>
          <table:table-cell table:formula="of:=[.I84]-SUM([.I83])" office:value-type="float" office:value="969443904">
            <text:p>969443904</text:p>
          </table:table-cell>
          <table:table-cell table:formula="of:=[.J84]-SUM([.J83])" office:value-type="float" office:value="99795696">
            <text:p>99795696</text:p>
          </table:table-cell>
          <table:table-cell table:formula="of:=[.K84]-SUM([.K83])" office:value-type="float" office:value="8936928">
            <text:p>8936928</text:p>
          </table:table-cell>
          <table:table-cell table:formula="of:=[.L84]-SUM([.L83])" office:value-type="float" office:value="677040">
            <text:p>677040</text:p>
          </table:table-cell>
          <table:table-cell table:formula="of:=[.M84]-SUM([.M83])" office:value-type="float" office:value="41664">
            <text:p>41664</text:p>
          </table:table-cell>
          <table:table-cell table:formula="of:=[.N84]-SUM([.N83])" office:value-type="float" office:value="1953">
            <text:p>1953</text:p>
          </table:table-cell>
          <table:table-cell table:formula="of:=[.O84]-SUM([.O83])" office:value-type="float" office:value="62">
            <text:p>62</text:p>
          </table:table-cell>
          <table:table-cell table:formula="of:=[.P84]-SUM([.P83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56672074888">
            <text:p>56672074888</text:p>
          </table:table-cell>
          <table:table-cell office:value-type="string">
            <text:p>“),</text:p>
          </table:table-cell>
          <table:table-cell office:value-type="float" office:value="63">
            <text:p>63</text:p>
          </table:table-cell>
          <table:table-cell table:formula="of:=SUM([.H84:.Q84])" office:value-type="float" office:value="74473879480">
            <text:p>74473879480</text:p>
          </table:table-cell>
          <table:table-cell table:formula="of:=[.H85]-SUM([.H84])" office:value-type="float" office:value="9440350920">
            <text:p>9440350920</text:p>
          </table:table-cell>
          <table:table-cell table:formula="of:=[.I85]-SUM([.I84])" office:value-type="float" office:value="1078897248">
            <text:p>1078897248</text:p>
          </table:table-cell>
          <table:table-cell table:formula="of:=[.J85]-SUM([.J84])" office:value-type="float" office:value="109453344">
            <text:p>109453344</text:p>
          </table:table-cell>
          <table:table-cell table:formula="of:=[.K85]-SUM([.K84])" office:value-type="float" office:value="9657648">
            <text:p>9657648</text:p>
          </table:table-cell>
          <table:table-cell table:formula="of:=[.L85]-SUM([.L84])" office:value-type="float" office:value="720720">
            <text:p>720720</text:p>
          </table:table-cell>
          <table:table-cell table:formula="of:=[.M85]-SUM([.M84])" office:value-type="float" office:value="43680">
            <text:p>43680</text:p>
          </table:table-cell>
          <table:table-cell table:formula="of:=[.N85]-SUM([.N84])" office:value-type="float" office:value="2016">
            <text:p>2016</text:p>
          </table:table-cell>
          <table:table-cell table:formula="of:=[.O85]-SUM([.O84])" office:value-type="float" office:value="63">
            <text:p>63</text:p>
          </table:table-cell>
          <table:table-cell table:formula="of:=[.P85]-SUM([.P84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65033528560">
            <text:p>65033528560</text:p>
          </table:table-cell>
          <table:table-cell office:value-type="string">
            <text:p>“),</text:p>
          </table:table-cell>
          <table:table-cell office:value-type="float" office:value="64">
            <text:p>64</text:p>
          </table:table-cell>
          <table:table-cell table:formula="of:=SUM([.H85:.Q85])" office:value-type="float" office:value="85113005120">
            <text:p>85113005120</text:p>
          </table:table-cell>
          <table:table-cell table:formula="of:=[.H86]-SUM([.H85])" office:value-type="float" office:value="10639125640">
            <text:p>10639125640</text:p>
          </table:table-cell>
          <table:table-cell table:formula="of:=[.I86]-SUM([.I85])" office:value-type="float" office:value="1198774720">
            <text:p>1198774720</text:p>
          </table:table-cell>
          <table:table-cell table:formula="of:=[.J86]-SUM([.J85])" office:value-type="float" office:value="119877472">
            <text:p>119877472</text:p>
          </table:table-cell>
          <table:table-cell table:formula="of:=[.K86]-SUM([.K85])" office:value-type="float" office:value="10424128">
            <text:p>10424128</text:p>
          </table:table-cell>
          <table:table-cell table:formula="of:=[.L86]-SUM([.L85])" office:value-type="float" office:value="766480">
            <text:p>766480</text:p>
          </table:table-cell>
          <table:table-cell table:formula="of:=[.M86]-SUM([.M85])" office:value-type="float" office:value="45760">
            <text:p>45760</text:p>
          </table:table-cell>
          <table:table-cell table:formula="of:=[.N86]-SUM([.N85])" office:value-type="float" office:value="2080">
            <text:p>2080</text:p>
          </table:table-cell>
          <table:table-cell table:formula="of:=[.O86]-SUM([.O85])" office:value-type="float" office:value="64">
            <text:p>64</text:p>
          </table:table-cell>
          <table:table-cell table:formula="of:=[.P86]-SUM([.P85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74473879480">
            <text:p>74473879480</text:p>
          </table:table-cell>
          <table:table-cell office:value-type="string">
            <text:p>“),</text:p>
          </table:table-cell>
          <table:table-cell office:value-type="float" office:value="65">
            <text:p>65</text:p>
          </table:table-cell>
          <table:table-cell table:formula="of:=SUM([.H86:.Q86])" office:value-type="float" office:value="97082021465">
            <text:p>97082021465</text:p>
          </table:table-cell>
          <table:table-cell table:formula="of:=[.H87]-SUM([.H86])" office:value-type="float" office:value="11969016345">
            <text:p>11969016345</text:p>
          </table:table-cell>
          <table:table-cell table:formula="of:=[.I87]-SUM([.I86])" office:value-type="float" office:value="1329890705">
            <text:p>1329890705</text:p>
          </table:table-cell>
          <table:table-cell table:formula="of:=[.J87]-SUM([.J86])" office:value-type="float" office:value="131115985">
            <text:p>131115985</text:p>
          </table:table-cell>
          <table:table-cell table:formula="of:=[.K87]-SUM([.K86])" office:value-type="float" office:value="11238513">
            <text:p>11238513</text:p>
          </table:table-cell>
          <table:table-cell table:formula="of:=[.L87]-SUM([.L86])" office:value-type="float" office:value="814385">
            <text:p>814385</text:p>
          </table:table-cell>
          <table:table-cell table:formula="of:=[.M87]-SUM([.M86])" office:value-type="float" office:value="47905">
            <text:p>47905</text:p>
          </table:table-cell>
          <table:table-cell table:formula="of:=[.N87]-SUM([.N86])" office:value-type="float" office:value="2145">
            <text:p>2145</text:p>
          </table:table-cell>
          <table:table-cell table:formula="of:=[.O87]-SUM([.O86])" office:value-type="float" office:value="65">
            <text:p>65</text:p>
          </table:table-cell>
          <table:table-cell table:formula="of:=[.P87]-SUM([.P86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85113005120">
            <text:p>85113005120</text:p>
          </table:table-cell>
          <table:table-cell office:value-type="string">
            <text:p>“),</text:p>
          </table:table-cell>
          <table:table-cell office:value-type="float" office:value="66">
            <text:p>66</text:p>
          </table:table-cell>
          <table:table-cell table:formula="of:=SUM([.H87:.Q87])" office:value-type="float" office:value="110524147514">
            <text:p>110524147514</text:p>
          </table:table-cell>
          <table:table-cell table:formula="of:=[.H88]-SUM([.H87])" office:value-type="float" office:value="13442126049">
            <text:p>13442126049</text:p>
          </table:table-cell>
          <table:table-cell table:formula="of:=[.I88]-SUM([.I87])" office:value-type="float" office:value="1473109704">
            <text:p>1473109704</text:p>
          </table:table-cell>
          <table:table-cell table:formula="of:=[.J88]-SUM([.J87])" office:value-type="float" office:value="143218999">
            <text:p>143218999</text:p>
          </table:table-cell>
          <table:table-cell table:formula="of:=[.K88]-SUM([.K87])" office:value-type="float" office:value="12103014">
            <text:p>12103014</text:p>
          </table:table-cell>
          <table:table-cell table:formula="of:=[.L88]-SUM([.L87])" office:value-type="float" office:value="864501">
            <text:p>864501</text:p>
          </table:table-cell>
          <table:table-cell table:formula="of:=[.M88]-SUM([.M87])" office:value-type="float" office:value="50116">
            <text:p>50116</text:p>
          </table:table-cell>
          <table:table-cell table:formula="of:=[.N88]-SUM([.N87])" office:value-type="float" office:value="2211">
            <text:p>2211</text:p>
          </table:table-cell>
          <table:table-cell table:formula="of:=[.O88]-SUM([.O87])" office:value-type="float" office:value="66">
            <text:p>66</text:p>
          </table:table-cell>
          <table:table-cell table:formula="of:=[.P88]-SUM([.P87])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97082021465">
            <text:p>97082021465</text:p>
          </table:table-cell>
          <table:table-cell office:value-type="string">
            <text:p>“),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<text:span text:style-name="T1">new BigInteger</text:span><text:span text:style-name="T2">(“</text:span></text:p>
          </table:table-cell>
          <table:table-cell office:value-type="float" office:value="110524147514">
            <text:p>110524147514</text:p>
          </table:table-cell>
          <table:table-cell office:value-type="string">
            <text:p>“),}</text:p>
          </table:table-cell>
          <table:table-cell table:number-columns-repeated="1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/03/2011</text:date>, <text:time>04:31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7T01:50:06.28</meta:creation-date>
    <dc:date>2011-03-27T04:31:11.09</dc:date>
    <meta:editing-duration>PT1H24M33S</meta:editing-duration>
    <meta:editing-cycles>1</meta:editing-cycles>
    <meta:document-statistic meta:table-count="3" meta:cell-count="1031" meta:object-count="0"/>
    <meta:generator>OpenOffice.org/3.3$Win32 OpenOffice.org_project/330m20$Build-9567</meta:generator>
  </office:meta>
</office:document-meta>
</file>